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margin-left="0.4916in" fo:text-indent="0.4916in">
        <style:tab-stops/>
      </style:paragraph-properties>
    </style:style>
    <style:style style:name="P4" style:parent-style-name="Normal" style:family="paragraph">
      <style:paragraph-properties fo:margin-left="0.9833in">
        <style:tab-stops/>
      </style:paragraph-properties>
    </style:style>
    <style:style style:name="P5" style:parent-style-name="Normal" style:family="paragraph">
      <style:paragraph-properties fo:margin-left="0.9833in">
        <style:tab-stops/>
      </style:paragraph-properties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margin-left="0.4916in" fo:text-indent="0.4916in">
        <style:tab-stops/>
      </style:paragraph-properties>
    </style:style>
    <style:style style:name="P12" style:parent-style-name="Normal" style:family="paragraph">
      <style:paragraph-properties fo:margin-left="0.4916in" fo:text-indent="0.4916in">
        <style:tab-stops/>
      </style:paragraph-properties>
    </style:style>
    <style:style style:name="P13" style:parent-style-name="Normal" style:family="paragraph">
      <style:paragraph-properties fo:margin-left="0.9833in">
        <style:tab-stops/>
      </style:paragraph-properties>
    </style:style>
    <style:style style:name="P14" style:parent-style-name="Normal" style:family="paragraph">
      <style:paragraph-properties fo:margin-left="0.9833in">
        <style:tab-stops/>
      </style:paragraph-properties>
    </style:style>
    <style:style style:name="P15" style:parent-style-name="Normal" style:family="paragraph">
      <style:paragraph-properties fo:margin-left="0.9833in">
        <style:tab-stops/>
      </style:paragraph-properties>
    </style:style>
    <style:style style:name="P16" style:parent-style-name="Normal" style:family="paragraph">
      <style:paragraph-properties fo:margin-left="0.9833in">
        <style:tab-stops/>
      </style:paragraph-properties>
    </style:style>
    <style:style style:name="P17" style:parent-style-name="Normal" style:family="paragraph">
      <style:paragraph-properties fo:margin-left="0.9833in">
        <style:tab-stops/>
      </style:paragraph-properties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4916in" fo:text-indent="0.4916in">
        <style:tab-stops/>
      </style:paragraph-properties>
      <style:text-properties fo:background-color="#FF00FF"/>
    </style:style>
    <style:style style:name="P20" style:parent-style-name="Normal" style:family="paragraph">
      <style:paragraph-properties fo:margin-left="0.4916in" fo:text-indent="0.4916in">
        <style:tab-stops/>
      </style:paragraph-properties>
    </style:style>
    <style:style style:name="P21" style:parent-style-name="Normal" style:family="paragraph">
      <style:paragraph-properties fo:margin-left="0.4916in" fo:text-indent="0.4916in">
        <style:tab-stops/>
      </style:paragraph-properties>
      <style:text-properties fo:background-color="#FF00FF"/>
    </style:style>
    <style:style style:name="P22" style:parent-style-name="Normal" style:family="paragraph">
      <style:paragraph-properties fo:margin-left="0.4916in" fo:text-indent="0.4916in">
        <style:tab-stops/>
      </style:paragraph-properties>
    </style:style>
    <style:style style:name="P23" style:parent-style-name="Normal" style:family="paragraph">
      <style:paragraph-properties fo:margin-left="0.4916in" fo:text-indent="0.4916in">
        <style:tab-stops/>
      </style:paragraph-properties>
    </style:style>
    <style:style style:name="T24" style:parent-style-name="DefaultParagraphFont" style:family="text">
      <style:text-properties fo:background-color="#FF00FF"/>
    </style:style>
    <style:style style:name="T25" style:parent-style-name="DefaultParagraphFont" style:family="text">
      <style:text-properties fo:background-color="#FF00FF"/>
    </style:style>
    <style:style style:name="T26" style:parent-style-name="DefaultParagraphFont" style:family="text">
      <style:text-properties fo:background-color="#FF00FF"/>
    </style:style>
    <style:style style:name="P27" style:parent-style-name="Normal" style:family="paragraph">
      <style:paragraph-properties fo:margin-left="0.4916in" fo:text-indent="0.4916in">
        <style:tab-stops/>
      </style:paragraph-properties>
    </style:style>
    <style:style style:name="P28" style:parent-style-name="Normal" style:family="paragraph">
      <style:paragraph-properties fo:margin-left="0.4916in" fo:text-indent="0.4916in">
        <style:tab-stops/>
      </style:paragraph-properties>
    </style:style>
    <style:style style:name="P29" style:parent-style-name="Normal" style:family="paragraph">
      <style:paragraph-properties fo:margin-left="0.4916in" fo:text-indent="0.4916in">
        <style:tab-stops/>
      </style:paragraph-properties>
    </style:style>
    <style:style style:name="P30" style:parent-style-name="Normal" style:family="paragraph">
      <style:paragraph-properties fo:margin-left="0.4916in" fo:text-indent="0.4916in">
        <style:tab-stops/>
      </style:paragraph-properties>
    </style:style>
    <style:style style:name="T31" style:parent-style-name="DefaultParagraphFont" style:family="text">
      <style:text-properties fo:background-color="#FF00FF"/>
    </style:style>
    <style:style style:name="T32" style:parent-style-name="DefaultParagraphFont" style:family="text">
      <style:text-properties fo:background-color="#FF00FF"/>
    </style:style>
    <style:style style:name="T33" style:parent-style-name="DefaultParagraphFont" style:family="text">
      <style:text-properties fo:background-color="#FF00FF"/>
    </style:style>
    <style:style style:name="T34" style:parent-style-name="DefaultParagraphFont" style:family="text">
      <style:text-properties fo:background-color="#FF00FF"/>
    </style:style>
    <style:style style:name="P35" style:parent-style-name="Normal" style:family="paragraph">
      <style:paragraph-properties fo:margin-left="0.4916in" fo:text-indent="0.4916in">
        <style:tab-stops/>
      </style:paragraph-properties>
    </style:style>
    <style:style style:name="P36" style:parent-style-name="Normal" style:family="paragraph">
      <style:paragraph-properties fo:margin-left="0.9833in">
        <style:tab-stops/>
      </style:paragraph-properties>
    </style:style>
    <style:style style:name="T37" style:parent-style-name="DefaultParagraphFont" style:family="text">
      <style:text-properties fo:background-color="#FF00FF"/>
    </style:style>
    <style:style style:name="T38" style:parent-style-name="DefaultParagraphFont" style:family="text">
      <style:text-properties fo:background-color="#FF00FF"/>
    </style:style>
    <style:style style:name="P39" style:parent-style-name="Normal" style:family="paragraph">
      <style:paragraph-properties fo:margin-left="0.9833in">
        <style:tab-stops/>
      </style:paragraph-properties>
    </style:style>
    <style:style style:name="P40" style:parent-style-name="Normal" style:family="paragraph">
      <style:paragraph-properties fo:margin-left="0.9833in">
        <style:tab-stops/>
      </style:paragraph-properties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P42" style:parent-style-name="Normal" style:family="paragraph">
      <style:paragraph-properties fo:margin-left="0.9833in">
        <style:tab-stops/>
      </style:paragraph-properties>
    </style:style>
    <style:style style:name="T43" style:parent-style-name="DefaultParagraphFont" style:family="text">
      <style:text-properties fo:background-color="#FF00FF"/>
    </style:style>
    <style:style style:name="P44" style:parent-style-name="Normal" style:family="paragraph">
      <style:paragraph-properties fo:margin-left="0.9833in">
        <style:tab-stops/>
      </style:paragraph-properties>
    </style:style>
    <style:style style:name="P45" style:parent-style-name="Normal" style:family="paragraph">
      <style:paragraph-properties fo:margin-left="0.9833in">
        <style:tab-stops/>
      </style:paragraph-properties>
    </style:style>
    <style:style style:name="T46" style:parent-style-name="DefaultParagraphFont" style:family="text">
      <style:text-properties fo:background-color="#FF00FF"/>
    </style:style>
    <style:style style:name="T47" style:parent-style-name="DefaultParagraphFont" style:family="text">
      <style:text-properties fo:background-color="#FF00FF"/>
    </style:style>
    <style:style style:name="P48" style:parent-style-name="Normal" style:family="paragraph">
      <style:paragraph-properties fo:margin-left="0.4916in" fo:text-indent="0.4916in">
        <style:tab-stops/>
      </style:paragraph-properties>
    </style:style>
    <style:style style:name="P49" style:parent-style-name="Normal" style:family="paragraph">
      <style:paragraph-properties fo:margin-left="0.4916in" fo:text-indent="0.4916in">
        <style:tab-stops/>
      </style:paragraph-properties>
    </style:style>
    <style:style style:name="T50" style:parent-style-name="DefaultParagraphFont" style:family="text">
      <style:text-properties fo:background-color="#FF00FF"/>
    </style:style>
    <style:style style:name="T51" style:parent-style-name="DefaultParagraphFont" style:family="text">
      <style:text-properties fo:background-color="#FF00FF"/>
    </style:style>
    <style:style style:name="P52" style:parent-style-name="Normal" style:family="paragraph">
      <style:paragraph-properties fo:margin-left="0.9833in">
        <style:tab-stops/>
      </style:paragraph-properties>
    </style:style>
    <style:style style:name="P53" style:parent-style-name="Normal" style:family="paragraph">
      <style:paragraph-properties fo:margin-left="0.9833in">
        <style:tab-stops/>
      </style:paragraph-properties>
    </style:style>
    <style:style style:name="P54" style:parent-style-name="Normal" style:family="paragraph">
      <style:paragraph-properties fo:margin-left="0.9833in">
        <style:tab-stops/>
      </style:paragraph-properties>
    </style:style>
    <style:style style:name="P55" style:parent-style-name="Normal" style:family="paragraph">
      <style:paragraph-properties fo:margin-left="0.9833in">
        <style:tab-stops/>
      </style:paragraph-properties>
    </style:style>
    <style:style style:name="T56" style:parent-style-name="DefaultParagraphFont" style:family="text">
      <style:text-properties fo:background-color="#FF00FF"/>
    </style:style>
    <style:style style:name="T57" style:parent-style-name="DefaultParagraphFont" style:family="text">
      <style:text-properties fo:background-color="#FF00FF"/>
    </style:style>
    <style:style style:name="T58" style:parent-style-name="DefaultParagraphFont" style:family="text">
      <style:text-properties fo:background-color="#FF00FF"/>
    </style:style>
    <style:style style:name="P59" style:parent-style-name="Normal" style:family="paragraph">
      <style:paragraph-properties fo:margin-left="0.9833in">
        <style:tab-stops/>
      </style:paragraph-properties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paragraph-properties fo:margin-left="1.475in" fo:text-indent="-0.4916in">
        <style:tab-stops/>
      </style:paragraph-properties>
    </style:style>
    <style:style style:name="P62" style:parent-style-name="Normal" style:family="paragraph">
      <style:paragraph-properties fo:margin-left="1.475in" fo:text-indent="-0.4916in">
        <style:tab-stops/>
      </style:paragraph-properties>
    </style:style>
    <style:style style:name="T63" style:parent-style-name="DefaultParagraphFont" style:family="text">
      <style:text-properties fo:background-color="#FF00FF"/>
    </style:style>
    <style:style style:name="P64" style:parent-style-name="Normal" style:family="paragraph">
      <style:paragraph-properties fo:margin-left="0.9833in">
        <style:tab-stops/>
      </style:paragraph-properties>
    </style:style>
    <style:style style:name="P65" style:parent-style-name="Normal" style:family="paragraph">
      <style:paragraph-properties fo:margin-left="0.9833in">
        <style:tab-stops/>
      </style:paragraph-properties>
    </style:style>
    <style:style style:name="T66" style:parent-style-name="DefaultParagraphFont" style:family="text">
      <style:text-properties fo:background-color="#FF00FF"/>
    </style:style>
    <style:style style:name="P67" style:parent-style-name="Normal" style:family="paragraph">
      <style:paragraph-properties fo:margin-left="0.9833in">
        <style:tab-stops/>
      </style:paragraph-properties>
    </style:style>
    <style:style style:name="P68" style:parent-style-name="Normal" style:family="paragraph">
      <style:paragraph-properties fo:margin-left="0.4916in" fo:text-indent="0.4916in">
        <style:tab-stops/>
      </style:paragraph-properties>
    </style:style>
    <style:style style:name="P69" style:parent-style-name="Normal" style:family="paragraph">
      <style:paragraph-properties fo:margin-left="0.4916in" fo:text-indent="0.4916in">
        <style:tab-stops/>
      </style:paragraph-properties>
    </style:style>
    <style:style style:name="P70" style:parent-style-name="Normal" style:family="paragraph">
      <style:paragraph-properties fo:margin-left="0.4916in" fo:text-indent="0.4916in">
        <style:tab-stops/>
      </style:paragraph-properties>
    </style:style>
    <style:style style:name="P71" style:parent-style-name="Normal" style:family="paragraph">
      <style:paragraph-properties fo:margin-left="0.4916in" fo:text-indent="0.4916in">
        <style:tab-stops/>
      </style:paragraph-properties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paragraph-properties fo:margin-left="0.4916in" fo:text-indent="0.4916in">
        <style:tab-stops/>
      </style:paragraph-properties>
    </style:style>
    <style:style style:name="T74" style:parent-style-name="DefaultParagraphFont" style:family="text">
      <style:text-properties fo:background-color="#FF00FF"/>
    </style:style>
    <style:style style:name="T75" style:parent-style-name="DefaultParagraphFont" style:family="text">
      <style:text-properties fo:background-color="#FF00FF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paragraph-properties fo:margin-left="0.4916in" fo:text-indent="0.4916in">
        <style:tab-stops/>
      </style:paragraph-properties>
    </style:style>
    <style:style style:name="P78" style:parent-style-name="Normal" style:family="paragraph">
      <style:paragraph-properties fo:margin-left="0.4916in" fo:text-indent="0.4916in">
        <style:tab-stops/>
      </style:paragraph-properties>
    </style:style>
    <style:style style:name="P79" style:parent-style-name="Normal" style:family="paragraph">
      <style:paragraph-properties fo:margin-left="0.4916in" fo:text-indent="0.4916in">
        <style:tab-stops/>
      </style:paragraph-properties>
    </style:style>
    <style:style style:name="P80" style:parent-style-name="Normal" style:family="paragraph">
      <style:paragraph-properties fo:margin-left="0.4916in" fo:text-indent="0.4916in">
        <style:tab-stops/>
      </style:paragraph-properties>
    </style:style>
    <style:style style:name="P81" style:parent-style-name="Normal" style:family="paragraph">
      <style:paragraph-properties fo:margin-left="0.4916in" fo:text-indent="0.4916in">
        <style:tab-stops/>
      </style:paragraph-properties>
    </style:style>
    <style:style style:name="P82" style:parent-style-name="Normal" style:family="paragraph">
      <style:paragraph-properties fo:margin-left="0.4916in" fo:text-indent="0.4916in">
        <style:tab-stops/>
      </style:paragraph-properties>
    </style:style>
    <style:style style:name="T83" style:parent-style-name="DefaultParagraphFont" style:family="text">
      <style:text-properties fo:background-color="#FF00FF"/>
    </style:style>
    <style:style style:name="T84" style:parent-style-name="DefaultParagraphFont" style:family="text">
      <style:text-properties fo:background-color="#FF00FF"/>
    </style:style>
    <style:style style:name="T85" style:parent-style-name="DefaultParagraphFont" style:family="text">
      <style:text-properties fo:background-color="#FF00FF"/>
    </style:style>
    <style:style style:name="P86" style:parent-style-name="Normal" style:family="paragraph">
      <style:paragraph-properties fo:margin-left="0.4916in" fo:text-indent="0.4916in">
        <style:tab-stops/>
      </style:paragraph-properties>
    </style:style>
    <style:style style:name="P87" style:parent-style-name="Normal" style:family="paragraph">
      <style:paragraph-properties fo:margin-left="0.4916in" fo:text-indent="0.4916in">
        <style:tab-stops/>
      </style:paragraph-properties>
    </style:style>
    <style:style style:name="T88" style:parent-style-name="DefaultParagraphFont" style:family="text">
      <style:text-properties fo:background-color="#FF00FF"/>
    </style:style>
    <style:style style:name="T89" style:parent-style-name="DefaultParagraphFont" style:family="text">
      <style:text-properties fo:background-color="#FF00FF"/>
    </style:style>
    <style:style style:name="P90" style:parent-style-name="Normal" style:family="paragraph">
      <style:paragraph-properties fo:margin-left="0.4916in" fo:text-indent="0.4916in">
        <style:tab-stops/>
      </style:paragraph-properties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paragraph-properties fo:margin-left="0.9833in" fo:text-indent="0.0013in">
        <style:tab-stops/>
      </style:paragraph-properties>
    </style:style>
    <style:style style:name="P95" style:parent-style-name="Normal" style:family="paragraph">
      <style:paragraph-properties fo:margin-left="0.9833in" fo:text-indent="0.0013in">
        <style:tab-stops/>
      </style:paragraph-properties>
    </style:style>
    <style:style style:name="P96" style:parent-style-name="Normal" style:family="paragraph">
      <style:paragraph-properties fo:margin-left="0.9833in" fo:text-indent="0.0013in">
        <style:tab-stops/>
      </style:paragraph-properties>
    </style:style>
    <style:style style:name="P97" style:parent-style-name="Normal" style:family="paragraph">
      <style:paragraph-properties fo:margin-left="0.9833in" fo:text-indent="0.0013in">
        <style:tab-stops/>
      </style:paragraph-properties>
    </style:style>
    <style:style style:name="P98" style:parent-style-name="Normal" style:family="paragraph">
      <style:paragraph-properties fo:margin-left="0.9833in" fo:text-indent="0.0013in">
        <style:tab-stops/>
      </style:paragraph-properties>
    </style:style>
    <style:style style:name="P99" style:parent-style-name="Normal" style:family="paragraph">
      <style:paragraph-properties fo:margin-left="0.9833in" fo:text-indent="0.0013in">
        <style:tab-stops/>
      </style:paragraph-properties>
    </style:style>
    <style:style style:name="P100" style:parent-style-name="Normal" style:family="paragraph">
      <style:paragraph-properties fo:margin-left="0.9833in" fo:text-indent="0.0013in">
        <style:tab-stops/>
      </style:paragraph-properties>
    </style:style>
    <style:style style:name="P101" style:parent-style-name="Normal" style:family="paragraph">
      <style:paragraph-properties fo:margin-left="0.9833in" fo:text-indent="0.0013in">
        <style:tab-stops/>
      </style:paragraph-properties>
    </style:style>
    <style:style style:name="P102" style:parent-style-name="Normal" style:family="paragraph">
      <style:paragraph-properties fo:margin-left="0.9833in" fo:text-indent="0.0013in">
        <style:tab-stops/>
      </style:paragraph-properties>
    </style:style>
    <style:style style:name="P103" style:parent-style-name="Normal" style:family="paragraph">
      <style:paragraph-properties fo:margin-left="0.9833in" fo:text-indent="0.0013in">
        <style:tab-stops/>
      </style:paragraph-properties>
    </style:style>
    <style:style style:name="P104" style:parent-style-name="Normal" style:family="paragraph">
      <style:paragraph-properties fo:margin-left="0.9833in" fo:text-indent="0.0013in">
        <style:tab-stops/>
      </style:paragraph-properties>
    </style:style>
    <style:style style:name="P105" style:parent-style-name="Normal" style:family="paragraph">
      <style:paragraph-properties fo:margin-left="1.475in" fo:text-indent="0.4916in">
        <style:tab-stops/>
      </style:paragraph-properties>
    </style:style>
    <style:style style:name="P106" style:parent-style-name="Normal" style:family="paragraph">
      <style:paragraph-properties fo:margin-left="0.9833in" fo:text-indent="0.0013in">
        <style:tab-stops/>
      </style:paragraph-properties>
    </style:style>
    <style:style style:name="P107" style:parent-style-name="Normal" style:family="paragraph">
      <style:paragraph-properties fo:margin-left="0.9833in" fo:text-indent="0.0013in">
        <style:tab-stops/>
      </style:paragraph-properties>
    </style:style>
    <style:style style:name="P108" style:parent-style-name="Normal" style:family="paragraph">
      <style:paragraph-properties fo:margin-left="0.9833in" fo:text-indent="0.0013in">
        <style:tab-stops/>
      </style:paragraph-properties>
    </style:style>
    <style:style style:name="P109" style:parent-style-name="Normal" style:family="paragraph">
      <style:paragraph-properties fo:margin-left="0.9833in" fo:text-indent="0.0013in">
        <style:tab-stops/>
      </style:paragraph-properties>
    </style:style>
    <style:style style:name="P110" style:parent-style-name="Normal" style:family="paragraph">
      <style:paragraph-properties fo:margin-left="0.9833in" fo:text-indent="0.0013in">
        <style:tab-stops/>
      </style:paragraph-properties>
    </style:style>
    <style:style style:name="P111" style:parent-style-name="Normal" style:family="paragraph">
      <style:paragraph-properties fo:margin-left="0.9833in" fo:text-indent="0.0013in">
        <style:tab-stops/>
      </style:paragraph-properties>
    </style:style>
    <style:style style:name="P112" style:parent-style-name="Normal" style:family="paragraph">
      <style:paragraph-properties fo:margin-left="0.9833in" fo:text-indent="0.0013in">
        <style:tab-stops/>
      </style:paragraph-properties>
    </style:style>
    <style:style style:name="P113" style:parent-style-name="Normal" style:family="paragraph">
      <style:paragraph-properties fo:margin-left="0.9833in" fo:text-indent="0.0013in">
        <style:tab-stops/>
      </style:paragraph-properties>
    </style:style>
    <style:style style:name="P114" style:parent-style-name="Normal" style:family="paragraph">
      <style:paragraph-properties fo:margin-left="0.4916in" fo:text-indent="0.4916in">
        <style:tab-stops/>
      </style:paragraph-properties>
    </style:style>
    <style:style style:name="T115" style:parent-style-name="DefaultParagraphFont" style:family="text">
      <style:text-properties fo:background-color="#FF00FF"/>
    </style:style>
    <style:style style:name="T116" style:parent-style-name="DefaultParagraphFont" style:family="text">
      <style:text-properties fo:background-color="#FF00FF"/>
    </style:style>
    <style:style style:name="P117" style:parent-style-name="Normal" style:family="paragraph">
      <style:paragraph-properties fo:margin-left="0.9833in" fo:text-indent="0.0013in">
        <style:tab-stops/>
      </style:paragraph-properties>
    </style:style>
    <style:style style:name="P118" style:parent-style-name="Normal" style:family="paragraph">
      <style:paragraph-properties fo:margin-left="0.9833in" fo:text-indent="0.0013in">
        <style:tab-stops/>
      </style:paragraph-properties>
    </style:style>
    <style:style style:name="T119" style:parent-style-name="DefaultParagraphFont" style:family="text">
      <style:text-properties fo:background-color="#FF00FF"/>
    </style:style>
    <style:style style:name="T120" style:parent-style-name="DefaultParagraphFont" style:family="text">
      <style:text-properties fo:background-color="#FF00FF"/>
    </style:style>
    <style:style style:name="P121" style:parent-style-name="Normal" style:family="paragraph">
      <style:paragraph-properties fo:margin-left="0.9833in" fo:text-indent="0.0013in">
        <style:tab-stops/>
      </style:paragraph-properties>
    </style:style>
    <style:style style:name="P122" style:parent-style-name="Normal" style:family="paragraph">
      <style:paragraph-properties fo:margin-left="0.9833in" fo:text-indent="0.0013in">
        <style:tab-stops/>
      </style:paragraph-properties>
    </style:style>
    <style:style style:name="T123" style:parent-style-name="DefaultParagraphFont" style:family="text">
      <style:text-properties fo:background-color="#FF00FF"/>
    </style:style>
    <style:style style:name="T124" style:parent-style-name="DefaultParagraphFont" style:family="text">
      <style:text-properties fo:background-color="#FF00FF"/>
    </style:style>
    <style:style style:name="P125" style:parent-style-name="Normal" style:family="paragraph">
      <style:paragraph-properties fo:margin-left="0.9833in" fo:text-indent="0.0013in">
        <style:tab-stops/>
      </style:paragraph-properties>
    </style:style>
    <style:style style:name="P126" style:parent-style-name="Normal" style:family="paragraph">
      <style:paragraph-properties fo:margin-left="0.9833in" fo:text-indent="0.0013in">
        <style:tab-stops/>
      </style:paragraph-properties>
    </style:style>
    <style:style style:name="T127" style:parent-style-name="DefaultParagraphFont" style:family="text">
      <style:text-properties fo:background-color="#FF00FF"/>
    </style:style>
    <style:style style:name="T128" style:parent-style-name="DefaultParagraphFont" style:family="text">
      <style:text-properties fo:background-color="#FF00FF"/>
    </style:style>
    <style:style style:name="P129" style:parent-style-name="Normal" style:family="paragraph">
      <style:paragraph-properties fo:margin-left="0.9833in" fo:text-indent="0.0013in">
        <style:tab-stops/>
      </style:paragraph-properties>
    </style:style>
    <style:style style:name="P130" style:parent-style-name="Normal" style:family="paragraph">
      <style:paragraph-properties fo:margin-left="0.9833in" fo:text-indent="0.0013in">
        <style:tab-stops/>
      </style:paragraph-properties>
    </style:style>
    <style:style style:name="T131" style:parent-style-name="DefaultParagraphFont" style:family="text">
      <style:text-properties fo:background-color="#FF00FF"/>
    </style:style>
    <style:style style:name="T132" style:parent-style-name="DefaultParagraphFont" style:family="text">
      <style:text-properties fo:background-color="#FF00FF"/>
    </style:style>
    <style:style style:name="P133" style:parent-style-name="Normal" style:family="paragraph">
      <style:paragraph-properties fo:margin-left="0.9833in" fo:text-indent="0.0013in">
        <style:tab-stops/>
      </style:paragraph-properties>
    </style:style>
    <style:style style:name="P134" style:parent-style-name="Normal" style:family="paragraph">
      <style:paragraph-properties fo:margin-left="0.9833in" fo:text-indent="0.0013in">
        <style:tab-stops/>
      </style:paragraph-properties>
    </style:style>
    <style:style style:name="T135" style:parent-style-name="DefaultParagraphFont" style:family="text">
      <style:text-properties fo:background-color="#FF00FF"/>
    </style:style>
    <style:style style:name="P136" style:parent-style-name="Normal" style:family="paragraph">
      <style:paragraph-properties fo:margin-left="0.9833in" fo:text-indent="0.0013in">
        <style:tab-stops/>
      </style:paragraph-properties>
    </style:style>
    <style:style style:name="P137" style:parent-style-name="Normal" style:family="paragraph">
      <style:paragraph-properties fo:margin-left="0.9833in" fo:text-indent="0.0013in">
        <style:tab-stops/>
      </style:paragraph-properties>
    </style:style>
    <style:style style:name="T138" style:parent-style-name="DefaultParagraphFont" style:family="text">
      <style:text-properties fo:background-color="#FF00FF"/>
    </style:style>
    <style:style style:name="T139" style:parent-style-name="DefaultParagraphFont" style:family="text">
      <style:text-properties fo:background-color="#FF00FF"/>
    </style:style>
    <style:style style:name="T140" style:parent-style-name="DefaultParagraphFont" style:family="text">
      <style:text-properties fo:background-color="#FF00FF"/>
    </style:style>
    <style:style style:name="T141" style:parent-style-name="DefaultParagraphFont" style:family="text">
      <style:text-properties fo:background-color="#FF00FF"/>
    </style:style>
    <style:style style:name="P142" style:parent-style-name="Normal" style:family="paragraph">
      <style:paragraph-properties fo:margin-left="0.9833in" fo:text-indent="0.0013in">
        <style:tab-stops/>
      </style:paragraph-properties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paragraph-properties fo:margin-left="0.9833in">
        <style:tab-stops/>
      </style:paragraph-properties>
    </style:style>
    <style:style style:name="P145" style:parent-style-name="Normal" style:family="paragraph">
      <style:paragraph-properties fo:margin-left="0.9833in">
        <style:tab-stops/>
      </style:paragraph-properties>
    </style:style>
    <style:style style:name="P146" style:parent-style-name="Normal" style:family="paragraph">
      <style:paragraph-properties fo:margin-left="0.9833in">
        <style:tab-stops/>
      </style:paragraph-properties>
    </style:style>
    <style:style style:name="P147" style:parent-style-name="Normal" style:family="paragraph">
      <style:paragraph-properties fo:margin-left="0.9833in">
        <style:tab-stops/>
      </style:paragraph-properties>
    </style:style>
    <style:style style:name="P148" style:parent-style-name="Normal" style:family="paragraph">
      <style:paragraph-properties fo:margin-left="0.9833in">
        <style:tab-stops/>
      </style:paragraph-properties>
    </style:style>
    <style:style style:name="P149" style:parent-style-name="Normal" style:family="paragraph">
      <style:paragraph-properties fo:margin-left="0.9833in">
        <style:tab-stops/>
      </style:paragraph-properties>
    </style:style>
    <style:style style:name="P150" style:parent-style-name="Normal" style:family="paragraph">
      <style:paragraph-properties fo:margin-left="0.9833in">
        <style:tab-stops/>
      </style:paragraph-properties>
    </style:style>
    <style:style style:name="P151" style:parent-style-name="Normal" style:family="paragraph">
      <style:paragraph-properties fo:margin-left="0.9833in">
        <style:tab-stops/>
      </style:paragraph-properties>
    </style:style>
    <style:style style:name="P152" style:parent-style-name="Normal" style:family="paragraph">
      <style:paragraph-properties fo:margin-left="0.9833in">
        <style:tab-stops/>
      </style:paragraph-properties>
    </style:style>
    <style:style style:name="P153" style:parent-style-name="Normal" style:family="paragraph">
      <style:paragraph-properties fo:margin-left="0.9833in">
        <style:tab-stops/>
      </style:paragraph-properties>
    </style:style>
    <style:style style:name="P154" style:parent-style-name="Normal" style:family="paragraph">
      <style:paragraph-properties fo:margin-left="0.9833in">
        <style:tab-stops/>
      </style:paragraph-properties>
    </style:style>
    <style:style style:name="P155" style:parent-style-name="Normal" style:family="paragraph">
      <style:paragraph-properties fo:margin-left="0.9833in">
        <style:tab-stops/>
      </style:paragraph-properties>
    </style:style>
    <style:style style:name="P156" style:parent-style-name="Normal" style:family="paragraph">
      <style:paragraph-properties fo:margin-left="0.9833in">
        <style:tab-stops/>
      </style:paragraph-properties>
    </style:style>
    <style:style style:name="P157" style:parent-style-name="Normal" style:family="paragraph">
      <style:paragraph-properties fo:margin-left="0.9833in">
        <style:tab-stops/>
      </style:paragraph-properties>
    </style:style>
    <style:style style:name="P158" style:parent-style-name="Normal" style:family="paragraph">
      <style:paragraph-properties fo:margin-left="0.9833in">
        <style:tab-stops/>
      </style:paragraph-properties>
    </style:style>
    <style:style style:name="P159" style:parent-style-name="Normal" style:family="paragraph">
      <style:paragraph-properties fo:margin-left="0.9833in">
        <style:tab-stops/>
      </style:paragraph-properties>
    </style:style>
    <style:style style:name="P160" style:parent-style-name="Normal" style:family="paragraph">
      <style:paragraph-properties fo:margin-left="0.9833in">
        <style:tab-stops/>
      </style:paragraph-properties>
    </style:style>
    <style:style style:name="P161" style:parent-style-name="Normal" style:family="paragraph">
      <style:paragraph-properties fo:margin-left="0.9833in">
        <style:tab-stops/>
      </style:paragraph-properties>
    </style:style>
    <style:style style:name="T162" style:parent-style-name="DefaultParagraphFont" style:family="text">
      <style:text-properties fo:background-color="#FF00FF"/>
    </style:style>
    <style:style style:name="T163" style:parent-style-name="DefaultParagraphFont" style:family="text">
      <style:text-properties fo:background-color="#FF00FF"/>
    </style:style>
    <style:style style:name="P164" style:parent-style-name="Normal" style:family="paragraph">
      <style:paragraph-properties fo:margin-left="0.9833in">
        <style:tab-stops/>
      </style:paragraph-properties>
    </style:style>
    <style:style style:name="P165" style:parent-style-name="Normal" style:family="paragraph">
      <style:paragraph-properties fo:margin-left="0.9833in">
        <style:tab-stops/>
      </style:paragraph-properties>
    </style:style>
    <style:style style:name="T166" style:parent-style-name="DefaultParagraphFont" style:family="text">
      <style:text-properties fo:background-color="#FF00FF"/>
    </style:style>
    <style:style style:name="T167" style:parent-style-name="DefaultParagraphFont" style:family="text">
      <style:text-properties fo:background-color="#FF00FF"/>
    </style:style>
    <style:style style:name="P168" style:parent-style-name="Normal" style:family="paragraph">
      <style:paragraph-properties fo:margin-left="0.9833in">
        <style:tab-stops/>
      </style:paragraph-properties>
    </style:style>
    <style:style style:name="P169" style:parent-style-name="Normal" style:family="paragraph">
      <style:paragraph-properties fo:margin-left="0.9833in">
        <style:tab-stops/>
      </style:paragraph-properties>
    </style:style>
    <style:style style:name="T170" style:parent-style-name="DefaultParagraphFont" style:family="text">
      <style:text-properties fo:background-color="#FF00FF"/>
    </style:style>
    <style:style style:name="P171" style:parent-style-name="Normal" style:family="paragraph">
      <style:paragraph-properties fo:margin-left="0.9833in">
        <style:tab-stops/>
      </style:paragraph-properties>
    </style:style>
    <style:style style:name="P172" style:parent-style-name="Normal" style:family="paragraph">
      <style:paragraph-properties fo:margin-left="0.9833in">
        <style:tab-stops/>
      </style:paragraph-properties>
    </style:style>
    <style:style style:name="T173" style:parent-style-name="DefaultParagraphFont" style:family="text">
      <style:text-properties fo:background-color="#FF00FF"/>
    </style:style>
    <style:style style:name="T174" style:parent-style-name="DefaultParagraphFont" style:family="text">
      <style:text-properties fo:background-color="#FF00FF"/>
    </style:style>
    <style:style style:name="T175" style:parent-style-name="DefaultParagraphFont" style:family="text">
      <style:text-properties fo:background-color="#FF00FF"/>
    </style:style>
    <style:style style:name="P176" style:parent-style-name="Normal" style:family="paragraph">
      <style:paragraph-properties fo:margin-left="0.9833in">
        <style:tab-stops/>
      </style:paragraph-properties>
    </style:style>
    <style:style style:name="P177" style:parent-style-name="Normal" style:family="paragraph">
      <style:paragraph-properties fo:margin-left="0.9833in">
        <style:tab-stops/>
      </style:paragraph-properties>
    </style:style>
    <style:style style:name="T178" style:parent-style-name="DefaultParagraphFont" style:family="text">
      <style:text-properties fo:background-color="#FF00FF"/>
    </style:style>
    <style:style style:name="T179" style:parent-style-name="DefaultParagraphFont" style:family="text">
      <style:text-properties fo:background-color="#FF00FF"/>
    </style:style>
    <style:style style:name="P180" style:parent-style-name="Normal" style:family="paragraph">
      <style:paragraph-properties fo:margin-left="0.9833in">
        <style:tab-stops/>
      </style:paragraph-properties>
    </style:style>
    <style:style style:name="P181" style:parent-style-name="Normal" style:family="paragraph">
      <style:paragraph-properties fo:margin-left="0.9833in">
        <style:tab-stops/>
      </style:paragraph-properties>
    </style:style>
    <style:style style:name="T182" style:parent-style-name="DefaultParagraphFont" style:family="text">
      <style:text-properties fo:background-color="#FF00FF"/>
    </style:style>
    <style:style style:name="T183" style:parent-style-name="DefaultParagraphFont" style:family="text">
      <style:text-properties fo:background-color="#FF00FF"/>
    </style:style>
    <style:style style:name="P184" style:parent-style-name="Normal" style:family="paragraph">
      <style:paragraph-properties fo:margin-left="0.9833in">
        <style:tab-stops/>
      </style:paragraph-properties>
    </style:style>
    <style:style style:name="P185" style:parent-style-name="Normal" style:family="paragraph">
      <style:paragraph-properties fo:margin-left="0.9833in">
        <style:tab-stops/>
      </style:paragraph-properties>
    </style:style>
    <style:style style:name="T186" style:parent-style-name="DefaultParagraphFont" style:family="text">
      <style:text-properties fo:background-color="#FF00FF"/>
    </style:style>
    <style:style style:name="T187" style:parent-style-name="DefaultParagraphFont" style:family="text">
      <style:text-properties fo:background-color="#FF00FF"/>
    </style:style>
    <style:style style:name="T188" style:parent-style-name="DefaultParagraphFont" style:family="text">
      <style:text-properties fo:background-color="#FF00FF"/>
    </style:style>
    <style:style style:name="P189" style:parent-style-name="Normal" style:family="paragraph">
      <style:paragraph-properties fo:margin-left="0.9833in">
        <style:tab-stops/>
      </style:paragraph-properties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P191" style:parent-style-name="Normal" style:family="paragraph">
      <style:paragraph-properties fo:margin-left="0.4916in" fo:text-indent="0.4916in">
        <style:tab-stops/>
      </style:paragraph-properties>
    </style:style>
    <style:style style:name="P192" style:parent-style-name="Normal" style:family="paragraph">
      <style:paragraph-properties fo:margin-left="0.4916in" fo:text-indent="0.4916in">
        <style:tab-stops/>
      </style:paragraph-properties>
    </style:style>
    <style:style style:name="P193" style:parent-style-name="Normal" style:family="paragraph">
      <style:paragraph-properties fo:margin-left="0.4916in" fo:text-indent="0.4916in">
        <style:tab-stops/>
      </style:paragraph-properties>
    </style:style>
    <style:style style:name="P194" style:parent-style-name="Normal" style:family="paragraph">
      <style:paragraph-properties fo:margin-left="0.4916in" fo:text-indent="0.4916in">
        <style:tab-stops/>
      </style:paragraph-properties>
    </style:style>
    <style:style style:name="P195" style:parent-style-name="Normal" style:family="paragraph">
      <style:paragraph-properties fo:margin-left="0.4916in" fo:text-indent="0.4916in">
        <style:tab-stops/>
      </style:paragraph-properties>
    </style:style>
    <style:style style:name="P196" style:parent-style-name="Normal" style:family="paragraph">
      <style:paragraph-properties fo:margin-left="0.4916in" fo:text-indent="0.4916in">
        <style:tab-stops/>
      </style:paragraph-properties>
    </style:style>
    <style:style style:name="P197" style:parent-style-name="Normal" style:family="paragraph">
      <style:paragraph-properties fo:margin-left="0.4916in" fo:text-indent="0.4916in">
        <style:tab-stops/>
      </style:paragraph-properties>
    </style:style>
    <style:style style:name="T198" style:parent-style-name="DefaultParagraphFont" style:family="text">
      <style:text-properties fo:background-color="#FF00FF"/>
    </style:style>
    <style:style style:name="P199" style:parent-style-name="Normal" style:family="paragraph">
      <style:paragraph-properties fo:margin-left="0.4916in" fo:text-indent="0.4916in">
        <style:tab-stops/>
      </style:paragraph-properties>
    </style:style>
    <style:style style:name="P200" style:parent-style-name="Normal" style:family="paragraph">
      <style:paragraph-properties fo:margin-left="0.4916in" fo:text-indent="0.4916in">
        <style:tab-stops/>
      </style:paragraph-properties>
    </style:style>
    <style:style style:name="T201" style:parent-style-name="DefaultParagraphFont" style:family="text">
      <style:text-properties fo:background-color="#FF00FF"/>
    </style:style>
    <style:style style:name="P202" style:parent-style-name="Normal" style:family="paragraph">
      <style:paragraph-properties fo:margin-left="0.4916in" fo:text-indent="0.4916in">
        <style:tab-stops/>
      </style:paragraph-properties>
    </style:style>
    <style:style style:name="P203" style:parent-style-name="Normal" style:family="paragraph">
      <style:paragraph-properties fo:margin-left="0.4916in" fo:text-indent="0.4916in">
        <style:tab-stops/>
      </style:paragraph-properties>
    </style:style>
    <style:style style:name="T204" style:parent-style-name="DefaultParagraphFont" style:family="text">
      <style:text-properties fo:background-color="#FF00FF"/>
    </style:style>
    <style:style style:name="P205" style:parent-style-name="Normal" style:family="paragraph">
      <style:paragraph-properties fo:margin-left="0.4916in" fo:text-indent="0.4916in">
        <style:tab-stops/>
      </style:paragraph-properties>
    </style:style>
    <style:style style:name="P206" style:parent-style-name="Normal" style:family="paragraph">
      <style:paragraph-properties fo:margin-left="0.4916in" fo:text-indent="0.4916in">
        <style:tab-stops/>
      </style:paragraph-properties>
    </style:style>
    <style:style style:name="T207" style:parent-style-name="DefaultParagraphFont" style:family="text">
      <style:text-properties fo:background-color="#FF00FF"/>
    </style:style>
    <style:style style:name="P208" style:parent-style-name="Normal" style:family="paragraph">
      <style:paragraph-properties fo:margin-left="0.4916in" fo:text-indent="0.4916in">
        <style:tab-stops/>
      </style:paragraph-properties>
    </style:style>
    <style:style style:name="P209" style:parent-style-name="Normal" style:family="paragraph">
      <style:paragraph-properties fo:margin-left="0.4916in" fo:text-indent="0.4916in">
        <style:tab-stops/>
      </style:paragraph-properties>
    </style:style>
    <style:style style:name="T210" style:parent-style-name="DefaultParagraphFont" style:family="text">
      <style:text-properties fo:background-color="#FF00FF"/>
    </style:style>
    <style:style style:name="P211" style:parent-style-name="Normal" style:family="paragraph">
      <style:paragraph-properties fo:margin-left="0.4916in" fo:text-indent="0.4916in">
        <style:tab-stops/>
      </style:paragraph-properties>
    </style:style>
    <style:style style:name="T212" style:parent-style-name="DefaultParagraphFont" style:family="text">
      <style:text-properties fo:background-color="#FF00FF"/>
    </style:style>
    <style:style style:name="T213" style:parent-style-name="DefaultParagraphFont" style:family="text">
      <style:text-properties fo:background-color="#FF00FF"/>
    </style:style>
    <style:style style:name="T214" style:parent-style-name="DefaultParagraphFont" style:family="text">
      <style:text-properties fo:background-color="#FF00FF"/>
    </style:style>
    <style:style style:name="T215" style:parent-style-name="DefaultParagraphFont" style:family="text">
      <style:text-properties fo:background-color="#FF00FF"/>
    </style:style>
    <style:style style:name="T216" style:parent-style-name="DefaultParagraphFont" style:family="text">
      <style:text-properties fo:background-color="#FF00FF"/>
    </style:style>
    <style:style style:name="T217" style:parent-style-name="DefaultParagraphFont" style:family="text">
      <style:text-properties fo:background-color="#FF00FF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paragraph-properties fo:margin-left="0.4916in" fo:text-indent="0.4916in">
        <style:tab-stops/>
      </style:paragraph-properties>
    </style:style>
    <style:style style:name="P220" style:parent-style-name="Normal" style:family="paragraph">
      <style:paragraph-properties fo:margin-left="0.4916in" fo:text-indent="0.4916in">
        <style:tab-stops/>
      </style:paragraph-properties>
    </style:style>
    <style:style style:name="P221" style:parent-style-name="Normal" style:family="paragraph">
      <style:paragraph-properties fo:margin-left="0.4916in" fo:text-indent="0.4916in">
        <style:tab-stops/>
      </style:paragraph-properties>
    </style:style>
    <style:style style:name="P222" style:parent-style-name="Normal" style:family="paragraph">
      <style:paragraph-properties fo:margin-left="0.4916in" fo:text-indent="0.4916in">
        <style:tab-stops/>
      </style:paragraph-properties>
    </style:style>
    <style:style style:name="T223" style:parent-style-name="DefaultParagraphFont" style:family="text">
      <style:text-properties fo:background-color="#FF00FF"/>
    </style:style>
    <style:style style:name="T224" style:parent-style-name="DefaultParagraphFont" style:family="text">
      <style:text-properties fo:background-color="#FF00FF"/>
    </style:style>
    <style:style style:name="T225" style:parent-style-name="DefaultParagraphFont" style:family="text">
      <style:text-properties fo:background-color="#FF00FF"/>
    </style:style>
    <style:style style:name="T226" style:parent-style-name="DefaultParagraphFont" style:family="text">
      <style:text-properties fo:background-color="#FF00FF"/>
    </style:style>
    <style:style style:name="T227" style:parent-style-name="DefaultParagraphFont" style:family="text">
      <style:text-properties fo:background-color="#FF00FF"/>
    </style:style>
    <style:style style:name="T228" style:parent-style-name="DefaultParagraphFont" style:family="text">
      <style:text-properties fo:background-color="#FF00FF"/>
    </style:style>
    <style:style style:name="T229" style:parent-style-name="DefaultParagraphFont" style:family="text">
      <style:text-properties fo:background-color="#FF00FF"/>
    </style:style>
    <style:style style:name="T230" style:parent-style-name="DefaultParagraphFont" style:family="text">
      <style:text-properties fo:background-color="#FF00FF"/>
    </style:style>
    <style:style style:name="T231" style:parent-style-name="DefaultParagraphFont" style:family="text">
      <style:text-properties fo:background-color="#FF00FF"/>
    </style:style>
    <style:style style:name="T232" style:parent-style-name="DefaultParagraphFont" style:family="text">
      <style:text-properties fo:background-color="#FF00FF"/>
    </style:style>
    <style:style style:name="T233" style:parent-style-name="DefaultParagraphFont" style:family="text">
      <style:text-properties fo:background-color="#FF00FF"/>
    </style:style>
    <style:style style:name="T234" style:parent-style-name="DefaultParagraphFont" style:family="text">
      <style:text-properties fo:background-color="#FF00FF"/>
    </style:style>
    <style:style style:name="T235" style:parent-style-name="DefaultParagraphFont" style:family="text">
      <style:text-properties fo:background-color="#FF00FF"/>
    </style:style>
    <style:style style:name="T236" style:parent-style-name="DefaultParagraphFont" style:family="text">
      <style:text-properties fo:background-color="#FF00FF"/>
    </style:style>
    <style:style style:name="T237" style:parent-style-name="DefaultParagraphFont" style:family="text">
      <style:text-properties fo:background-color="#FF00FF"/>
    </style:style>
    <style:style style:name="P238" style:parent-style-name="Normal" style:family="paragraph">
      <style:paragraph-properties fo:margin-left="0.4916in" fo:text-indent="0.4916in">
        <style:tab-stops/>
      </style:paragraph-properties>
    </style:style>
    <style:style style:name="P239" style:parent-style-name="Normal" style:family="paragraph">
      <style:text-properties fo:font-weight="bold" style:font-weight-asian="bold" style:font-weight-complex="bold"/>
    </style:style>
    <style:style style:name="T240" style:parent-style-name="DefaultParagraphFont" style:family="text">
      <style:text-properties fo:background-color="#FF00FF"/>
    </style:style>
    <style:style style:name="P241" style:parent-style-name="Normal" style:family="paragraph">
      <style:paragraph-properties fo:margin-left="0.4916in" fo:text-indent="0.4916in">
        <style:tab-stops/>
      </style:paragraph-properties>
    </style:style>
    <style:style style:name="P242" style:parent-style-name="Normal" style:family="paragraph">
      <style:text-properties fo:font-weight="bold" style:font-weight-asian="bold" style:font-weight-complex="bold"/>
    </style:style>
    <style:style style:name="P243" style:parent-style-name="Normal" style:family="paragraph">
      <style:text-properties fo:font-weight="bold" style:font-weight-asian="bold" style:font-weight-complex="bold"/>
    </style:style>
    <style:style style:name="P244" style:parent-style-name="Normal" style:family="paragraph">
      <style:text-properties fo:font-weight="bold" style:font-weight-asian="bold" style:font-weight-complex="bold"/>
    </style:style>
    <style:style style:name="P245" style:parent-style-name="Normal" style:family="paragraph">
      <style:paragraph-properties fo:margin-left="0.4916in" fo:text-indent="0.4916in">
        <style:tab-stops/>
      </style:paragraph-properties>
    </style:style>
    <style:style style:name="P246" style:parent-style-name="Normal" style:family="paragraph">
      <style:text-properties fo:font-weight="bold" style:font-weight-asian="bold" style:font-weight-complex="bold"/>
    </style:style>
    <style:style style:name="T247" style:parent-style-name="DefaultParagraphFont" style:family="text">
      <style:text-properties fo:background-color="#FF00FF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P250" style:parent-style-name="Normal" style:family="paragraph">
      <style:text-properties fo:font-weight="bold" style:font-weight-asian="bold" style:font-weight-complex="bold"/>
    </style:style>
    <style:style style:name="P251" style:parent-style-name="Normal" style:family="paragraph">
      <style:paragraph-properties fo:margin-left="0.4916in" fo:text-indent="0.4916in">
        <style:tab-stops/>
      </style:paragraph-properties>
    </style:style>
    <style:style style:name="P252" style:parent-style-name="Normal" style:family="paragraph">
      <style:paragraph-properties fo:margin-left="0.4916in" fo:text-indent="0.4916in">
        <style:tab-stops/>
      </style:paragraph-properties>
    </style:style>
    <style:style style:name="T253" style:parent-style-name="DefaultParagraphFont" style:family="text">
      <style:text-properties fo:background-color="#FF00FF"/>
    </style:style>
    <style:style style:name="T254" style:parent-style-name="DefaultParagraphFont" style:family="text">
      <style:text-properties fo:background-color="#FF00FF"/>
    </style:style>
    <style:style style:name="T255" style:parent-style-name="DefaultParagraphFont" style:family="text">
      <style:text-properties fo:background-color="#FF00FF"/>
    </style:style>
    <style:style style:name="T256" style:parent-style-name="DefaultParagraphFont" style:family="text">
      <style:text-properties fo:background-color="#FF00FF"/>
    </style:style>
    <style:style style:name="T257" style:parent-style-name="DefaultParagraphFont" style:family="text">
      <style:text-properties fo:background-color="#FF00FF"/>
    </style:style>
    <style:style style:name="T258" style:parent-style-name="DefaultParagraphFont" style:family="text">
      <style:text-properties fo:background-color="#FF00FF"/>
    </style:style>
    <style:style style:name="T259" style:parent-style-name="DefaultParagraphFont" style:family="text">
      <style:text-properties fo:background-color="#FF00FF"/>
    </style:style>
    <style:style style:name="T260" style:parent-style-name="DefaultParagraphFont" style:family="text">
      <style:text-properties fo:background-color="#FF00FF"/>
    </style:style>
    <style:style style:name="T261" style:parent-style-name="DefaultParagraphFont" style:family="text">
      <style:text-properties fo:background-color="#FF00FF"/>
    </style:style>
    <style:style style:name="T262" style:parent-style-name="DefaultParagraphFont" style:family="text">
      <style:text-properties fo:background-color="#FF00FF"/>
    </style:style>
    <style:style style:name="T263" style:parent-style-name="DefaultParagraphFont" style:family="text">
      <style:text-properties fo:background-color="#FF00FF"/>
    </style:style>
    <style:style style:name="T264" style:parent-style-name="DefaultParagraphFont" style:family="text">
      <style:text-properties fo:background-color="#FF00FF"/>
    </style:style>
    <style:style style:name="T265" style:parent-style-name="DefaultParagraphFont" style:family="text">
      <style:text-properties fo:background-color="#FF00FF"/>
    </style:style>
    <style:style style:name="T266" style:parent-style-name="DefaultParagraphFont" style:family="text">
      <style:text-properties fo:background-color="#FF00FF"/>
    </style:style>
    <style:style style:name="T267" style:parent-style-name="DefaultParagraphFont" style:family="text">
      <style:text-properties fo:background-color="#FF00FF"/>
    </style:style>
    <style:style style:name="T268" style:parent-style-name="DefaultParagraphFont" style:family="text">
      <style:text-properties fo:background-color="#FF00FF"/>
    </style:style>
    <style:style style:name="T269" style:parent-style-name="DefaultParagraphFont" style:family="text">
      <style:text-properties fo:background-color="#FF00FF"/>
    </style:style>
    <style:style style:name="T270" style:parent-style-name="DefaultParagraphFont" style:family="text">
      <style:text-properties fo:background-color="#FF00FF"/>
    </style:style>
    <style:style style:name="T271" style:parent-style-name="DefaultParagraphFont" style:family="text">
      <style:text-properties fo:background-color="#FF00FF"/>
    </style:style>
    <style:style style:name="P272" style:parent-style-name="Normal" style:family="paragraph">
      <style:paragraph-properties fo:margin-left="0.9833in">
        <style:tab-stops/>
      </style:paragraph-properties>
      <style:text-properties fo:background-color="#FF00FF"/>
    </style:style>
    <style:style style:name="T273" style:parent-style-name="DefaultParagraphFont" style:family="text">
      <style:text-properties fo:background-color="#FF00FF"/>
    </style:style>
    <style:style style:name="T274" style:parent-style-name="DefaultParagraphFont" style:family="text">
      <style:text-properties fo:background-color="#FF00FF"/>
    </style:style>
    <style:style style:name="T275" style:parent-style-name="DefaultParagraphFont" style:family="text">
      <style:text-properties fo:background-color="#FF00FF"/>
    </style:style>
    <style:style style:name="P276" style:parent-style-name="Normal" style:family="paragraph">
      <style:text-properties fo:font-weight="bold" style:font-weight-asian="bold" style:font-weight-complex="bold"/>
    </style:style>
    <style:style style:name="P277" style:parent-style-name="Normal" style:family="paragraph">
      <style:text-properties fo:font-weight="bold" style:font-weight-asian="bold" style:font-weight-complex="bold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T27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Epochy a směry</text:h>
      <text:p text:style-name="Normal"/>
      <text:p text:style-name="P2">Starověk<text:s/>3500 p. n. l<text:s/>–<text:s/>6. st. n. l.</text:p>
      <text:p text:style-name="Normal"><text:a xlink:href="https://cs.wikipedia.org/wiki/Starov%C4%9Bk" office:target-frame-name="_top" xlink:show="replace"><text:span text:style-name="Hyperlink">https://cs.wikipedia.org/wiki/Starov%C4%9Bk</text:span></text:a></text:p>
      <text:p text:style-name="Normal"/>
      <text:p text:style-name="P3">Epos o Gilgamešovi<text:s/>– vznik<text:s/>cca 2500<text:s/>p. n. l., opisy 2000<text:s/>– 1700 p. n. l.<text:s/>sumerská verze</text:p>
      <text:p text:style-name="P4"><text:a xlink:href="https://cs.wikipedia.org/wiki/Epos_o_Gilgame%C5%A1ovi" office:target-frame-name="_top" xlink:show="replace"><text:span text:style-name="Hyperlink">https://cs.wikipedia.org/wiki/Epos_o_Gilgame%C5%A1ovi</text:span></text:a></text:p>
      <text:p text:style-name="P5">Bible (Starý zákon a Nový zákon)<text:s/>–<text:s/>kolem roku 1000 p. n. l.<text:s/>území dnešního Izraele, hebrejsky a aramejsky<text:s/>a 2. – 4. st. n. l.<text:s/>území<text:s/>Římské<text:s/>říše, řecky</text:p>
      <text:p text:style-name="P6"><text:tab/><text:a xlink:href="https://cs.wikipedia.org/wiki/Bible" office:target-frame-name="_top" xlink:show="replace"><text:span text:style-name="Hyperlink">https://cs.wikipedia.org/wiki/Bible</text:span></text:a></text:p>
      <text:p text:style-name="P7"/>
      <text:p text:style-name="P8">Antika<text:s/>cca 8. st. p. n. l. – 5.<text:s/>n. l.</text:p>
      <text:p text:style-name="Normal"><text:a xlink:href="https://cs.wikipedia.org/wiki/Antika" office:target-frame-name="_top" xlink:show="replace"><text:span text:style-name="Hyperlink">https://cs.wikipedia.org/wiki/Antika</text:span></text:a></text:p>
      <text:p text:style-name="P9"/>
      <text:p text:style-name="P10"><text:tab/>HOMÉR<text:s/>asi<text:s/>8.<text:s/>st.<text:s/>p. n. l., Řecko, epos</text:p>
      <text:p text:style-name="P11"><text:a xlink:href="https://cs.wikipedia.org/wiki/Hom%C3%A9r" office:target-frame-name="_top" xlink:show="replace"><text:span text:style-name="Hyperlink">https://cs.wikipedia.org/wiki/Hom%C3%A9r</text:span></text:a></text:p>
      <text:p text:style-name="P12">EZOP<text:s/>asi 6.<text:s/>st.<text:s/>p. n. l., Řecko, bajka</text:p>
      <text:p text:style-name="P13"><text:a xlink:href="https://cs.wikipedia.org/wiki/Ezop" office:target-frame-name="_top" xlink:show="replace"><text:span text:style-name="Hyperlink">https://cs.wikipedia.org/wiki/Ezop</text:span></text:a></text:p>
      <text:p text:style-name="P14">SOFOKLES<text:s/>5. st. p. n. l., Řecko,<text:s/>drama – tragédie</text:p>
      <text:p text:style-name="P15"><text:a xlink:href="https://cs.wikipedia.org/wiki/Sofokl%C3%A9s" office:target-frame-name="_top" xlink:show="replace"><text:span text:style-name="Hyperlink">https://cs.wikipedia.org/wiki/Sofokl%C3%A9s</text:span></text:a></text:p>
      <text:p text:style-name="P16">OVIDIUS<text:s/><text:s/>1. st. n. l., Řím,<text:s/>poezie v tradiční formě, tedy hexametr či pentametr</text:p>
      <text:p text:style-name="P17"><text:a xlink:href="https://cs.wikipedia.org/wiki/Publius_Ovidius_Naso" office:target-frame-name="_top" xlink:show="replace"><text:span text:style-name="Hyperlink">https://cs.wikipedia.org/wiki/Publius_Ovidius_Naso</text:span></text:a></text:p>
      <text:p text:style-name="Normal"/>
      <text:p text:style-name="P18">Středověk<text:s/>6.<text:s/>st. n. l. 16. st. n. l.</text:p>
      <text:p text:style-name="Normal"><text:a xlink:href="https://cs.wikipedia.org/wiki/St%C5%99edov%C4%9Bk" office:target-frame-name="_top" xlink:show="replace"><text:span text:style-name="Hyperlink">https://cs.wikipedia.org/wiki/St%C5%99edov%C4%9Bk</text:span></text:a></text:p>
      <text:p text:style-name="Normal"/>
      <text:p text:style-name="P19">KONSTANTIN A METODĚJ 9. st. n. l.,<text:s/>Velká Morava,<text:s/>staroslověnsky,<text:s/>zákoník</text:p>
      <text:p text:style-name="P20"><text:a xlink:href="https://cs.wikipedia.org/wiki/Cyril_a_Metod%C4%9Bj" office:target-frame-name="_top" xlink:show="replace"><text:span text:style-name="Hyperlink">https://cs.wikipedia.org/wiki/Cyril_a_Metod%C4%9Bj</text:span></text:a></text:p>
      <text:p text:style-name="P21">Kristiánova legenda 10. či 12. st. n. l.,<text:s/>Velká Morava, latinská legenda</text:p>
      <text:p text:style-name="P22"><text:a xlink:href="https://cs.wikipedia.org/wiki/Kristi%C3%A1nova_legenda" office:target-frame-name="_top" xlink:show="replace"><text:span text:style-name="Hyperlink">https://cs.wikipedia.org/wiki/Kristi%C3%A1nova_legenda</text:span></text:a></text:p>
      <text:p text:style-name="P23"><text:span text:style-name="T24">Hospodine, pomiluj ny 10. a 11. st. n. l.,</text:span><text:span text:style-name="T25"><text:s/>nejstarší česká<text:s/></text:span><text:span text:style-name="T26">píseň</text:span><text:s/></text:p>
      <text:p text:style-name="P27"><text:a xlink:href="https://cs.wikipedia.org/wiki/Hospodine,_pomiluj_ny" office:target-frame-name="_top" xlink:show="replace"><text:span text:style-name="Hyperlink">https://cs.wikipedia.org/wiki/Hospodine,_pomiluj_ny</text:span></text:a></text:p>
      <text:p text:style-name="P28">Píseň o Rolandovi<text:s/>11. st. n. l., Francie, rytířský epos</text:p>
      <text:p text:style-name="P29"><text:a xlink:href="https://cs.wikipedia.org/wiki/P%C3%ADse%C5%88_o_Rolandovi" office:target-frame-name="_top" xlink:show="replace"><text:span text:style-name="Hyperlink">https://cs.wikipedia.org/wiki/P%C3%ADse%C5%88_o_Rolandovi</text:span></text:a></text:p>
      <text:p text:style-name="P30"><text:span text:style-name="T31">KOSMAS 11. – 12. st. n. l., ČR, latin</text:span><text:span text:style-name="T32">s</text:span><text:span text:style-name="T33">k</text:span><text:span text:style-name="T34">y psaná kronika</text:span></text:p>
      <text:p text:style-name="P35"><text:a xlink:href="https://cs.wikipedia.org/wiki/Kosmas" office:target-frame-name="_top" xlink:show="replace"><text:span text:style-name="Hyperlink">https://cs.wikipedia.org/wiki/Kosmas</text:span></text:a></text:p>
      <text:p text:style-name="P36"><text:span text:style-name="T37">Alexandreida 13. – 14. st. n. l.,<text:s/></text:span><text:span text:style-name="T38">epická česky psaná báseň</text:span></text:p>
      <text:p text:style-name="P39"><text:a xlink:href="https://cs.wikipedia.org/wiki/Alexandreis" office:target-frame-name="_top" xlink:show="replace"><text:span text:style-name="Hyperlink">https://cs.wikipedia.org/wiki/Alexandreis</text:span></text:a></text:p>
      <text:p text:style-name="P40">DANTE ALIGHIERI<text:s/>13.<text:s/>– 14. st. n. l., Itálie,<text:s/>alegorická báseň, epos, vrcholné středověké dílo</text:p>
      <text:p text:style-name="P41"><text:a xlink:href="https://cs.wikipedia.org/wiki/Dante_Alighieri" office:target-frame-name="_top" xlink:show="replace"><text:span text:style-name="Hyperlink">https://cs.wikipedia.org/wiki/Dante_Alighieri</text:span></text:a></text:p>
      <text:p text:style-name="P42"><text:span text:style-name="T43">Kronika tak řečeného Dalimila 14. – 15. st. n. l., česky psaná kronika</text:span></text:p>
      <text:p text:style-name="P44"><text:a xlink:href="https://cs.wikipedia.org/wiki/Dalimilova_kronika" office:target-frame-name="_top" xlink:show="replace"><text:span text:style-name="Hyperlink">https://cs.wikipedia.org/wiki/Dalimilova_kronika</text:span></text:a></text:p>
      <text:p text:style-name="P45"><text:span text:style-name="T46">Mastičkář 14. st. n. l.,<text:s/></text:span><text:span text:style-name="T47">satirické česky psané drama</text:span></text:p>
      <text:p text:style-name="P48"><text:a xlink:href="https://cs.wikipedia.org/wiki/Masti%C4%8Dk%C3%A1%C5%99" office:target-frame-name="_top" xlink:show="replace"><text:span text:style-name="Hyperlink">https://cs.wikipedia.org/wiki/Masti%C4%8Dk%C3%A1%C5%99</text:span></text:a></text:p>
      <text:p text:style-name="P49"><text:span text:style-name="T50">Podkoní a žák 14. st. n. l.</text:span><text:span text:style-name="T51">, česky psaná báseň formou disputace</text:span><text:s/></text:p>
      <text:p text:style-name="P52"><text:a xlink:href="https://cs.wikipedia.org/wiki/Podkon%C3%AD_a_%C5%BE%C3%A1k" office:target-frame-name="_top" xlink:show="replace"><text:span text:style-name="Hyperlink">https://cs.wikipedia.org/wiki/Podkon%C3%AD_a_%C5%BE%C3%A1k</text:span></text:a></text:p>
      <text:p text:style-name="P53">FRANÇOIS VILLON<text:s/>15. st. n. l., Francie, villonská balada</text:p>
      <text:p text:style-name="P54"><text:a xlink:href="https://cs.wikipedia.org/wiki/Fran%C3%A7ois_Villon" office:target-frame-name="_top" xlink:show="replace"><text:span text:style-name="Hyperlink">https://cs.wikipedia.org/wiki/Fran%C3%A7ois_Villon</text:span></text:a></text:p>
      <text:p text:style-name="P55"><text:span text:style-name="T56">JAN HUS 14. – 15. st. n. l.,<text:s/></text:span><text:span text:style-name="T57">lingvistické,<text:s/></text:span><text:span text:style-name="T58">pedagogické, didaktické i teologické spisy, česky i latinsky</text:span></text:p>
      <text:p text:style-name="P59"><text:a xlink:href="https://cs.wikipedia.org/wiki/Jan_Hus" office:target-frame-name="_top" xlink:show="replace"><text:span text:style-name="Hyperlink">https://cs.wikipedia.org/wiki/Jan_Hus</text:span></text:a></text:p>
      <text:p text:style-name="Normal"/>
      <text:p text:style-name="P60">Renesance a humanismus<text:s/>14. – 16. st. n. l.</text:p>
      <text:p text:style-name="Normal"><text:a xlink:href="https://cs.wikipedia.org/wiki/Renesance" office:target-frame-name="_top" xlink:show="replace"><text:span text:style-name="Hyperlink">https://cs.wikipedia.org/wiki/Renesance</text:span></text:a></text:p>
      <text:p text:style-name="Normal"><text:a xlink:href="https://cs.wikipedia.org/wiki/Humanismus" office:target-frame-name="_top" xlink:show="replace"><text:span text:style-name="Hyperlink">https://cs.wikipedia.org/wiki/Humanismus</text:span></text:a></text:p>
      <text:p text:style-name="Normal"/>
      <text:p text:style-name="Normal"><text:tab/><text:tab/>FRANCESCO PETRARCA 14. st. n. l., Itálie,<text:s/>italský sonet</text:p>
      <text:p text:style-name="Normal"><text:tab/><text:tab/><text:a xlink:href="https://cs.wikipedia.org/wiki/Francesco_Petrarca" office:target-frame-name="_top" xlink:show="replace"><text:span text:style-name="Hyperlink">https://cs.wikipedia.org/wiki/Francesco_Petrarca</text:span></text:a></text:p>
      <text:p text:style-name="Normal"><text:tab/><text:tab/>GIOVANNI BOCCACCIO<text:tab/>14. st. n. l., Itálie, novela</text:p>
      <text:p text:style-name="P61"><text:a xlink:href="https://cs.wikipedia.org/wiki/Giovanni_Boccaccio" office:target-frame-name="_top" xlink:show="replace"><text:span text:style-name="Hyperlink">https://cs.wikipedia.org/wiki/Giovanni_Boccaccio</text:span></text:a></text:p>
      <text:p text:style-name="P62"><text:span text:style-name="T63">VÁCLAV HÁJEK Z LIBOČAN 15. – 16. st. n. l., česky psaná kronika</text:span></text:p>
      <text:p text:style-name="P64"><text:a xlink:href="https://cs.wikipedia.org/wiki/V%C3%A1clav_H%C3%A1jek_z_Libo%C4%8Dan" office:target-frame-name="_top" xlink:show="replace"><text:span text:style-name="Hyperlink">https://cs.wikipedia.org/wiki/V%C3%A1clav_H%C3%A1jek_z_Libo%C4%8Dan</text:span></text:a></text:p>
      <text:p text:style-name="P65"><text:span text:style-name="T66">JAN AMOS KOMENSKÝ 16. – 17. st. n. l., lingvistické, pedagogické, didaktické i teologické spisy, převážně česky, alegorický příběh</text:span></text:p>
      <text:p text:style-name="P67"><text:a xlink:href="https://cs.wikipedia.org/wiki/Jan_Amos_Komensk%C3%BD" office:target-frame-name="_top" xlink:show="replace"><text:span text:style-name="Hyperlink">https://cs.wikipedia.org/wiki/Jan_Amos_Komensk%C3%BD</text:span></text:a></text:p>
      <text:p text:style-name="P68">MIGUEL DE CERVANTES<text:s/>16. – 17. st. n. l., Španělsko, román</text:p>
      <text:p text:style-name="P69"><text:a xlink:href="https://cs.wikipedia.org/wiki/Miguel_de_Cervantes_y_Saavedra" office:target-frame-name="_top" xlink:show="replace"><text:span text:style-name="Hyperlink">https://cs.wikipedia.org/wiki/Miguel_de_Cervantes_y_Saavedra</text:span></text:a></text:p>
      <text:p text:style-name="P70">WILLIAM SHAKESPEARE 16. – 17. st. n. l.,<text:s/>Anglie, drama:<text:s/>komedie i tragédie</text:p>
      <text:p text:style-name="P71"><text:a xlink:href="https://cs.wikipedia.org/wiki/William_Shakespeare" office:target-frame-name="_top" xlink:show="replace"><text:span text:style-name="Hyperlink">https://cs.wikipedia.org/wiki/William_Shakespeare</text:span></text:a></text:p>
      <text:p text:style-name="Normal"/>
      <text:p text:style-name="P72">Baroko<text:s/>17. – 18. st. n. l.</text:p>
      <text:p text:style-name="Normal"><text:a xlink:href="https://cs.wikipedia.org/wiki/Baroko" office:target-frame-name="_top" xlink:show="replace"><text:span text:style-name="Hyperlink">https://cs.wikipedia.org/wiki/Baroko</text:span></text:a></text:p>
      <text:p text:style-name="Normal"/>
      <text:p text:style-name="Normal"><text:tab/><text:tab/>MOLIÈRE 17. st. n. l., Francie, drama: komedie, fraška</text:p>
      <text:p text:style-name="P73"><text:a xlink:href="https://cs.wikipedia.org/wiki/Moli%C3%A8re" office:target-frame-name="_top" xlink:show="replace"><text:span text:style-name="Hyperlink">https://cs.wikipedia.org/wiki/Moli%C3%A8re</text:span></text:a></text:p>
      <text:p text:style-name="Normal"><text:tab/><text:tab/><text:span text:style-name="T74">BEDŘICH BRIDEL<text:s/></text:span><text:span text:style-name="T75">17. st. n. l. poetická básnická skladba</text:span></text:p>
      <text:p text:style-name="Normal"><text:tab/><text:tab/><text:a xlink:href="https://cs.wikipedia.org/wiki/Bed%C5%99ich_Bridel" office:target-frame-name="_top" xlink:show="replace"><text:span text:style-name="Hyperlink">https://cs.wikipedia.org/wiki/Bed%C5%99ich_Bridel</text:span></text:a></text:p>
      <text:p text:style-name="Normal"/>
      <text:p text:style-name="P76">Klasicismus a osvícenství<text:s/>17. –<text:s/>19. st. n. l.</text:p>
      <text:p text:style-name="Normal"><text:a xlink:href="https://cs.wikipedia.org/wiki/Klasicismus" office:target-frame-name="_top" xlink:show="replace"><text:span text:style-name="Hyperlink">https://cs.wikipedia.org/wiki/Klasicismus</text:span></text:a></text:p>
      <text:p text:style-name="Normal"><text:a xlink:href="https://cs.wikipedia.org/wiki/Osv%C3%ADcenstv%C3%AD" office:target-frame-name="_top" xlink:show="replace"><text:span text:style-name="Hyperlink">https://cs.wikipedia.org/wiki/Osv%C3%ADcenstv%C3%AD</text:span></text:a></text:p>
      <text:p text:style-name="Normal"/>
      <text:p text:style-name="Normal"><text:tab/><text:tab/>DANIEL DEFOE<text:s/>17. – 18. st. n. l., Anglie, dobrodružný román</text:p>
      <text:p text:style-name="P77"><text:a xlink:href="https://cs.wikipedia.org/wiki/Daniel_Defoe" office:target-frame-name="_top" xlink:show="replace"><text:span text:style-name="Hyperlink">https://cs.wikipedia.org/wiki/Daniel_Defoe</text:span></text:a></text:p>
      <text:p text:style-name="P78">JONATHAN SWIFT 17. – 18. st. n. l., Irsko, satirický dobrodružný román</text:p>
      <text:p text:style-name="P79"><text:a xlink:href="https://cs.wikipedia.org/wiki/Jonathan_Swift" office:target-frame-name="_top" xlink:show="replace"><text:span text:style-name="Hyperlink">https://cs.wikipedia.org/wiki/Jonathan_Swift</text:span></text:a></text:p>
      <text:p text:style-name="P80">VOLTAIRE 17. – 18. st. n. l., Francie, román</text:p>
      <text:p text:style-name="P81"><text:a xlink:href="https://cs.wikipedia.org/wiki/Voltaire" office:target-frame-name="_top" xlink:show="replace"><text:span text:style-name="Hyperlink">https://cs.wikipedia.org/wiki/Voltaire</text:span></text:a></text:p>
      <text:p text:style-name="P82"><text:span text:style-name="T83">JOSEF DOBROVSKÝ</text:span><text:span text:style-name="T84"><text:s/>18. – 19. st. n. l.,<text:s/></text:span><text:span text:style-name="T85">zakladatel bohemistiky a slavistiky</text:span></text:p>
      <text:p text:style-name="P86"><text:a xlink:href="https://cs.wikipedia.org/wiki/Josef_Dobrovsk%C3%BD" office:target-frame-name="_top" xlink:show="replace"><text:span text:style-name="Hyperlink">https://cs.wikipedia.org/wiki/Josef_Dobrovsk%C3%BD</text:span></text:a></text:p>
      <text:p text:style-name="P87"><text:span text:style-name="T88">JOSEF JUNGMANN 18. – 19. st. n. l.,<text:s/></text:span><text:span text:style-name="T89">Slovník česko-německý</text:span></text:p>
      <text:p text:style-name="P90"><text:a xlink:href="https://cs.wikipedia.org/wiki/Josef_Jungmann" office:target-frame-name="_top" xlink:show="replace"><text:span text:style-name="Hyperlink">https://cs.wikipedia.org/wiki/Josef_Jungmann</text:span></text:a></text:p>
      <text:p text:style-name="Normal"/>
      <text:p text:style-name="Normal"><text:span text:style-name="T91">Preromantismus a romantismus<text:s/></text:span><text:span text:style-name="T92">18. – 19. st. n. l.</text:span><text:span text:style-name="T93"><text:line-break/></text:span><text:a xlink:href="https://cs.wikipedia.org/wiki/Preromantismus" office:target-frame-name="_top" xlink:show="replace"><text:span text:style-name="Hyperlink">https://cs.wikipedia.org/wiki/Preromantismus</text:span></text:a></text:p>
      <text:p text:style-name="Normal"><text:a xlink:href="https://cs.wikipedia.org/wiki/Romantismus" office:target-frame-name="_top" xlink:show="replace"><text:span text:style-name="Hyperlink">https://cs.wikipedia.org/wiki/Romantismus</text:span></text:a></text:p>
      <text:p text:style-name="Normal"/>
      <text:p text:style-name="P94">JOHANN WOLFGANG GOETHE<text:s/>18. – 19. st. n. l., Německo, dramatická báseň, román v dopisech</text:p>
      <text:p text:style-name="P95"><text:a xlink:href="https://cs.wikipedia.org/wiki/Johann_Wolfgang_von_Goethe" office:target-frame-name="_top" xlink:show="replace"><text:span text:style-name="Hyperlink">https://cs.wikipedia.org/wiki/Johann_Wolfgang_von_Goethe</text:span></text:a></text:p>
      <text:p text:style-name="P96">WALTER SCOTT<text:s/>18.<text:s/>–<text:s/>19. st. n. l., Skotsko, historický román</text:p>
      <text:p text:style-name="P97"><text:a xlink:href="https://cs.wikipedia.org/wiki/Walter_Scott" office:target-frame-name="_top" xlink:show="replace"><text:span text:style-name="Hyperlink">https://cs.wikipedia.org/wiki/Walter_Scott</text:span></text:a></text:p>
      <text:p text:style-name="P98">JANE AUSTENOVÁ 18. – 19. st. n. l.,<text:s/>Anglie, rodinný román</text:p>
      <text:p text:style-name="P99"><text:a xlink:href="https://cs.wikipedia.org/wiki/Jane_Austenov%C3%A1" office:target-frame-name="_top" xlink:show="replace"><text:span text:style-name="Hyperlink">https://cs.wikipedia.org/wiki/Jane_Austenov%C3%A1</text:span></text:a></text:p>
      <text:p text:style-name="P100">GEORGE GORDON BYRON<text:s/>18. – 19. st. n. l.,<text:s/>Anglie, moderní epos</text:p>
      <text:p text:style-name="P101"><text:a xlink:href="https://cs.wikipedia.org/wiki/George_Gordon_Byron" office:target-frame-name="_top" xlink:show="replace"><text:span text:style-name="Hyperlink">https://cs.wikipedia.org/wiki/George_Gordon_Byron</text:span></text:a></text:p>
      <text:p text:style-name="P102">ALEXANDR SERGEJEVIČ PUŠKIN 18. – 19. st. n. l., Rusko, román ve verších</text:p>
      <text:p text:style-name="P103"><text:a xlink:href="https://cs.wikipedia.org/wiki/Alexandr_Sergejevi%C4%8D_Pu%C5%A1kin" office:target-frame-name="_top" xlink:show="replace"><text:span text:style-name="Hyperlink">https://cs.wikipedia.org/wiki/Alexandr_Sergejevi%C4%8D_Pu%C5%A1kin</text:span></text:a></text:p>
      <text:p text:style-name="P104">VICTOR HUGO<text:s/>19. st. n. l., Francie,<text:s/>historický román</text:p>
      <text:p text:style-name="P105"><text:a xlink:href="https://cs.wikipedia.org/wiki/Victor_Hugo" office:target-frame-name="_top" xlink:show="replace"><text:span text:style-name="Hyperlink">https://cs.wikipedia.org/wiki/Victor_Hugo</text:span></text:a></text:p>
      <text:p text:style-name="P106">ALEXANDRE DUMAS 19. st. n. l., Francie, historický román</text:p>
      <text:p text:style-name="P107"><text:a xlink:href="https://cs.wikipedia.org/wiki/Alexandre_Dumas_star%C5%A1%C3%AD" office:target-frame-name="_top" xlink:show="replace"><text:span text:style-name="Hyperlink">https://cs.wikipedia.org/wiki/Alexandre_Dumas_star%C5%A1%C3%AD</text:span></text:a></text:p>
      <text:p text:style-name="P108">EDGAR ALLAN POE 19. st. n. l., USA, žánrová literatura (detektivka, horor)</text:p>
      <text:p text:style-name="P109"><text:a xlink:href="https://cs.wikipedia.org/wiki/Edgar_Allan_Poe" office:target-frame-name="_top" xlink:show="replace"><text:span text:style-name="Hyperlink">https://cs.wikipedia.org/wiki/Edgar_Allan_Poe</text:span></text:a></text:p>
      <text:p text:style-name="P110">NIKOLAJ VASILJEVIČ GOGOL 19. st. n. l., Rusko, drama a román</text:p>
      <text:p text:style-name="P111"><text:a xlink:href="https://cs.wikipedia.org/wiki/Nikolaj_Vasiljevi%C4%8D_Gogol" office:target-frame-name="_top" xlink:show="replace"><text:span text:style-name="Hyperlink">https://cs.wikipedia.org/wiki/Nikolaj_Vasiljevi%C4%8D_Gogol</text:span></text:a></text:p>
      <text:p text:style-name="P112">CHARLES DICKENS 19. st. n. l., společenský román, prvky<text:s/>realismu</text:p>
      <text:p text:style-name="P113"><text:a xlink:href="https://cs.wikipedia.org/wiki/Charles_Dickens" office:target-frame-name="_top" xlink:show="replace"><text:span text:style-name="Hyperlink">https://cs.wikipedia.org/wiki/Charles_Dickens</text:span></text:a></text:p>
      <text:p text:style-name="P114"><text:span text:style-name="T115">FRANTIŠEK LADISLAV ČELAKOVSKÝ 18. – 19. st. n. l.,<text:s/></text:span><text:span text:style-name="T116">ohlasová poezie</text:span></text:p>
      <text:p text:style-name="P117"><text:a xlink:href="https://cs.wikipedia.org/wiki/Franti%C5%A1ek_Ladislav_%C4%8Celakovsk%C3%BD" office:target-frame-name="_top" xlink:show="replace"><text:span text:style-name="Hyperlink">https://cs.wikipedia.org/wiki/Franti%C5%A1ek_Ladislav_%C4%8Celakovsk%C3%BD</text:span></text:a></text:p>
      <text:p text:style-name="P118"><text:span text:style-name="T119">JOSEF KAJETÁN TYL 19. st. n. l., divadelní<text:s/></text:span><text:span text:style-name="T120">hry</text:span></text:p>
      <text:p text:style-name="P121"><text:a xlink:href="https://cs.wikipedia.org/wiki/Josef_Kajet%C3%A1n_Tyl" office:target-frame-name="_top" xlink:show="replace"><text:span text:style-name="Hyperlink">https://cs.wikipedia.org/wiki/Josef_Kajet%C3%A1n_Tyl</text:span></text:a></text:p>
      <text:p text:style-name="P122"><text:span text:style-name="T123">KAREL HYNEK MÁCHA 19. st. n. l.,<text:s/></text:span><text:span text:style-name="T124">romantické básně a krátké prózy</text:span></text:p>
      <text:p text:style-name="P125"><text:a xlink:href="https://cs.wikipedia.org/wiki/Karel_Hynek_M%C3%A1cha" office:target-frame-name="_top" xlink:show="replace"><text:span text:style-name="Hyperlink">https://cs.wikipedia.org/wiki/Karel_Hynek_M%C3%A1cha</text:span></text:a></text:p>
      <text:p text:style-name="P126"><text:span text:style-name="T127">KAREL JAROMÍR ERBEN</text:span><text:span text:style-name="T128"><text:s/>19. st. n. l., pohádka, balada</text:span></text:p>
      <text:p text:style-name="P129"><text:a xlink:href="https://cs.wikipedia.org/wiki/Karel_Jarom%C3%ADr_Erben" office:target-frame-name="_top" xlink:show="replace"><text:span text:style-name="Hyperlink">https://cs.wikipedia.org/wiki/Karel_Jarom%C3%ADr_Erben</text:span></text:a></text:p>
      <text:p text:style-name="P130"><text:span text:style-name="T131">Rukopis královédvorský</text:span><text:span text:style-name="T132">, historický rukopis, falzum, údajně 13. – 14. st. n. l. ve skutečnosti 19. st. n. l.</text:span></text:p>
      <text:p text:style-name="P133"><text:a xlink:href="https://cs.wikipedia.org/wiki/Rukopis_kr%C3%A1lov%C3%A9dvorsk%C3%BD" office:target-frame-name="_top" xlink:show="replace"><text:span text:style-name="Hyperlink">https://cs.wikipedia.org/wiki/Rukopis_kr%C3%A1lov%C3%A9dvorsk%C3%BD</text:span></text:a></text:p>
      <text:p text:style-name="P134"><text:span text:style-name="T135">Rukopis zelenohorský, historický rukopis, falzum, údajně 8. – 10. st. n. l. ve skutečnosti 19. st. n. l.</text:span></text:p>
      <text:p text:style-name="P136"><text:a xlink:href="https://cs.wikipedia.org/wiki/Rukopis_zelenohorsk%C3%BD" office:target-frame-name="_top" xlink:show="replace"><text:span text:style-name="Hyperlink">https://cs.wikipedia.org/wiki/Rukopis_zelenohorsk%C3%BD</text:span></text:a></text:p>
      <text:p text:style-name="P137"><text:span text:style-name="T138">BOŽENA NĚMCOVÁ</text:span><text:span text:style-name="T139"><text:s/>19. st. n. l.,<text:s/></text:span><text:span text:style-name="T140">románová povídka, pohádka</text:span><text:span text:style-name="T141">, prvky realismu</text:span></text:p>
      <text:p text:style-name="P142"><text:a xlink:href="https://cs.wikipedia.org/wiki/Bo%C5%BEena_N%C4%9Bmcov%C3%A1" office:target-frame-name="_top" xlink:show="replace"><text:span text:style-name="Hyperlink">https://cs.wikipedia.org/wiki/Bo%C5%BEena_N%C4%9Bmcov%C3%A1</text:span></text:a></text:p>
      <text:p text:style-name="Normal"/>
      <text:p text:style-name="P143">Realismus a naturalismus<text:s/>19. st. n. l.</text:p>
      <text:p text:style-name="Normal"><text:a xlink:href="https://cs.wikipedia.org/wiki/Realismus_(literatura)" office:target-frame-name="_top" xlink:show="replace"><text:span text:style-name="Hyperlink">https://cs.wikipedia.org/wiki/Realismus_(literatura)</text:span></text:a></text:p>
      <text:p text:style-name="Normal"><text:a xlink:href="https://cs.wikipedia.org/wiki/Naturalismus_(literatura)" office:target-frame-name="_top" xlink:show="replace"><text:span text:style-name="Hyperlink">https://cs.wikipedia.org/wiki/Naturalismus_(literatura)</text:span></text:a></text:p>
      <text:p text:style-name="P144"/>
      <text:p text:style-name="P145">HONORÉ DE BALZAC<text:s/>18. – 19. st. n. l., Francie, společenský román, spadá i pod romantismus</text:p>
      <text:p text:style-name="P146"><text:a xlink:href="https://cs.wikipedia.org/wiki/Honor%C3%A9_de_Balzac" office:target-frame-name="_top" xlink:show="replace"><text:span text:style-name="Hyperlink">https://cs.wikipedia.org/wiki/Honor%C3%A9_de_Balzac</text:span></text:a></text:p>
      <text:p text:style-name="P147">GUSTAVE FLAUBERT<text:s/>19. st. n. l., Francie, novela, psychologický a<text:s/>společenský román</text:p>
      <text:p text:style-name="P148"><text:a xlink:href="https://cs.wikipedia.org/wiki/Gustave_Flaubert" office:target-frame-name="_top" xlink:show="replace"><text:span text:style-name="Hyperlink">https://cs.wikipedia.org/wiki/Gustave_Flaubert</text:span></text:a></text:p>
      <text:p text:style-name="P149">FJODOR MICHAJLOVIČ DOSTOJEVSKIJ 19. st. n. l., Rusko, psychologický román</text:p>
      <text:p text:style-name="P150"><text:a xlink:href="https://cs.wikipedia.org/wiki/Fjodor_Michajlovi%C4%8D_Dostojevskij" office:target-frame-name="_top" xlink:show="replace"><text:span text:style-name="Hyperlink">https://cs.wikipedia.org/wiki/Fjodor_Michajlovi%C4%8D_Dostojevskij</text:span></text:a></text:p>
      <text:p text:style-name="P151">LEV NIKOLAJEVIČ TOLSTOJ 19. – 20. st. n. l., Rusko,<text:s/>historický román</text:p>
      <text:p text:style-name="P152"><text:a xlink:href="https://cs.wikipedia.org/wiki/Lev_Nikolajevi%C4%8D_Tolstoj" office:target-frame-name="_top" xlink:show="replace"><text:span text:style-name="Hyperlink">https://cs.wikipedia.org/wiki/Lev_Nikolajevi%C4%8D_Tolstoj</text:span></text:a></text:p>
      <text:p text:style-name="P153">HENRIK IBSEN 19. – 20. st. n. l., Norsko,<text:s/>realistické<text:s/>drama</text:p>
      <text:p text:style-name="P154"><text:a xlink:href="https://cs.wikipedia.org/wiki/Henrik_Ibsen" office:target-frame-name="_top" xlink:show="replace"><text:span text:style-name="Hyperlink">https://cs.wikipedia.org/wiki/Henrik_Ibsen</text:span></text:a></text:p>
      <text:p text:style-name="P155">JULES VERNE 19. – 20. st. n. l., Francie,<text:s/>žánrová literatura (základy sci-fi, dobrodružná literatura)</text:p>
      <text:p text:style-name="P156"><text:a xlink:href="https://cs.wikipedia.org/wiki/Jules_Verne" office:target-frame-name="_top" xlink:show="replace"><text:span text:style-name="Hyperlink">https://cs.wikipedia.org/wiki/Jules_Verne</text:span></text:a></text:p>
      <text:p text:style-name="P157">ÉMILE ZOLA 19. – 20. st. n. l., Francie, naturalistický román</text:p>
      <text:p text:style-name="P158"><text:a xlink:href="https://cs.wikipedia.org/wiki/%C3%89mile_Zola" office:target-frame-name="_top" xlink:show="replace"><text:span text:style-name="Hyperlink">https://cs.wikipedia.org/wiki/%C3%89mile_Zola</text:span></text:a></text:p>
      <text:p text:style-name="P159">ANTON PAVLOVIČ ČECHOV 19. a 20. st. n. l.,<text:s/>realistické drama</text:p>
      <text:p text:style-name="P160"><text:a xlink:href="https://cs.wikipedia.org/wiki/Anton_Pavlovi%C4%8D_%C4%8Cechov" office:target-frame-name="_top" xlink:show="replace"><text:span text:style-name="Hyperlink">https://cs.wikipedia.org/wiki/Anton_Pavlovi%C4%8D_%C4%8Cechov</text:span></text:a></text:p>
      <text:p text:style-name="P161"><text:span text:style-name="T162">KAREL HAVLÍČEK BOROVSKÝ 19. st. n. l.</text:span><text:span text:style-name="T163">, satira, kritika, epigram</text:span></text:p>
      <text:p text:style-name="P164"><text:a xlink:href="https://cs.wikipedia.org/wiki/Karel_Havl%C3%AD%C4%8Dek_Borovsk%C3%BD" office:target-frame-name="_top" xlink:show="replace"><text:span text:style-name="Hyperlink">https://cs.wikipedia.org/wiki/Karel_Havl%C3%AD%C4%8Dek_Borovsk%C3%BD</text:span></text:a></text:p>
      <text:p text:style-name="P165"><text:span text:style-name="T166">JAN NERUDA 19. st. n. l., fejeton,<text:s/></text:span><text:span text:style-name="T167">báseň, povídka</text:span></text:p>
      <text:p text:style-name="P168"><text:a xlink:href="https://cs.wikipedia.org/wiki/Jan_Neruda" office:target-frame-name="_top" xlink:show="replace"><text:span text:style-name="Hyperlink">https://cs.wikipedia.org/wiki/Jan_Neruda</text:span></text:a></text:p>
      <text:p text:style-name="P169"><text:span text:style-name="T170">JOSEF VÁCLAV SLÁDEK 19. – 20. st. n. l., poezie pro děti, překlad</text:span></text:p>
      <text:p text:style-name="P171"><text:a xlink:href="https://cs.wikipedia.org/wiki/Josef_V%C3%A1clav_Sl%C3%A1dek" office:target-frame-name="_top" xlink:show="replace"><text:span text:style-name="Hyperlink">https://cs.wikipedia.org/wiki/Josef_V%C3%A1clav_Sl%C3%A1dek</text:span></text:a></text:p>
      <text:p text:style-name="P172"><text:span text:style-name="T173">SVATOPLUK ČECH<text:s/></text:span><text:span text:style-name="T174">19. – 20. st. n. l.,<text:s/></text:span><text:span text:style-name="T175">satirická povídka</text:span></text:p>
      <text:p text:style-name="P176"><text:a xlink:href="https://cs.wikipedia.org/wiki/Svatopluk_%C4%8Cech" office:target-frame-name="_top" xlink:show="replace"><text:span text:style-name="Hyperlink">https://cs.wikipedia.org/wiki/Svatopluk_%C4%8Cech</text:span></text:a></text:p>
      <text:p text:style-name="P177"><text:span text:style-name="T178">ALOIS JIRÁSEK</text:span><text:span text:style-name="T179"><text:s/>19. – 20. st. n. l., historický román</text:span></text:p>
      <text:p text:style-name="P180"><text:a xlink:href="https://cs.wikipedia.org/wiki/Alois_Jir%C3%A1sek" office:target-frame-name="_top" xlink:show="replace"><text:span text:style-name="Hyperlink">https://cs.wikipedia.org/wiki/Alois_Jir%C3%A1sek</text:span></text:a></text:p>
      <text:p text:style-name="P181"><text:span text:style-name="T182">JAROSLAV VRCHLICKÝ</text:span><text:span text:style-name="T183"><text:s/>19. – 20. st. n. l., básně a překlady</text:span></text:p>
      <text:p text:style-name="P184"><text:a xlink:href="https://cs.wikipedia.org/wiki/Jaroslav_Vrchlick%C3%BD" office:target-frame-name="_top" xlink:show="replace"><text:span text:style-name="Hyperlink">https://cs.wikipedia.org/wiki/Jaroslav_Vrchlick%C3%BD</text:span></text:a></text:p>
      <text:p text:style-name="P185"><text:span text:style-name="T186">VILÉM MRŠTÍK</text:span><text:span text:style-name="T187"><text:s/>19. – 20. st. n. l.,<text:s/></text:span><text:span text:style-name="T188">realistické drama</text:span></text:p>
      <text:p text:style-name="P189"><text:a xlink:href="https://cs.wikipedia.org/wiki/Vil%C3%A9m_Mr%C5%A1t%C3%ADk" office:target-frame-name="_top" xlink:show="replace"><text:span text:style-name="Hyperlink">https://cs.wikipedia.org/wiki/Vil%C3%A9m_Mr%C5%A1t%C3%ADk</text:span></text:a></text:p>
      <text:p text:style-name="Normal"/>
      <text:p text:style-name="P190">Literární moderna (symbolismus, impresionismus, dekadence)<text:s/>20. st. n. l.</text:p>
      <text:p text:style-name="Normal"><text:a xlink:href="https://cs.wikipedia.org/wiki/Moderna" office:target-frame-name="_top" xlink:show="replace"><text:span text:style-name="Hyperlink">https://cs.wikipedia.org/wiki/Moderna</text:span></text:a></text:p>
      <text:p text:style-name="Normal"><text:a xlink:href="https://cs.wikipedia.org/wiki/Symbolismus" office:target-frame-name="_top" xlink:show="replace"><text:span text:style-name="Hyperlink">https://cs.wikipedia.org/wiki/Symbolismus</text:span></text:a></text:p>
      <text:p text:style-name="Normal"><text:a xlink:href="https://cs.wikipedia.org/wiki/Impresionismus" office:target-frame-name="_top" xlink:show="replace"><text:span text:style-name="Hyperlink">https://cs.wikipedia.org/wiki/Impresionismus</text:span></text:a></text:p>
      <text:p text:style-name="Normal"><text:a xlink:href="https://cs.wikipedia.org/wiki/Dekadence" office:target-frame-name="_top" xlink:show="replace"><text:span text:style-name="Hyperlink">https://cs.wikipedia.org/wiki/Dekadence</text:span></text:a></text:p>
      <text:p text:style-name="Normal"/>
      <text:p text:style-name="Normal"><text:tab/><text:tab/>WALT WHITMAN 19. st. n. l., USA, civilismus</text:p>
      <text:p text:style-name="P191"><text:a xlink:href="https://cs.wikipedia.org/wiki/Walt_Whitman" office:target-frame-name="_top" xlink:show="replace"><text:span text:style-name="Hyperlink">https://cs.wikipedia.org/wiki/Walt_Whitman</text:span></text:a></text:p>
      <text:p text:style-name="P192">CHARLES BAUDELAIRE<text:s/>19. st. n. l., Francie, symbolismus</text:p>
      <text:p text:style-name="P193"><text:a xlink:href="https://cs.wikipedia.org/wiki/Charles_Baudelaire" office:target-frame-name="_top" xlink:show="replace"><text:span text:style-name="Hyperlink">https://cs.wikipedia.org/wiki/Charles_Baudelaire</text:span></text:a></text:p>
      <text:p text:style-name="P194">OSCAR WILDE 19. – 20. st. n. l., Anglie, dekadence</text:p>
      <text:p text:style-name="Normal"><text:tab/><text:tab/><text:a xlink:href="https://cs.wikipedia.org/wiki/Oscar_Wilde" office:target-frame-name="_top" xlink:show="replace"><text:span text:style-name="Hyperlink">https://cs.wikipedia.org/wiki/Oscar_Wilde</text:span></text:a></text:p>
      <text:p text:style-name="P195">JEAN ARTHUR RIMBAUD 19. st. n. l., Francie, dekadence, prokletí básníci</text:p>
      <text:p text:style-name="P196"><text:a xlink:href="https://cs.wikipedia.org/wiki/Arthur_Rimbaud" office:target-frame-name="_top" xlink:show="replace"><text:span text:style-name="Hyperlink">https://cs.wikipedia.org/wiki/Arthur_Rimbaud</text:span></text:a></text:p>
      <text:p text:style-name="Normal"><text:tab/><text:tab/>THOMAS MANN 19. – 20. st. n. l., Německo, román</text:p>
      <text:p text:style-name="Normal"><text:tab/><text:tab/><text:a xlink:href="https://cs.wikipedia.org/wiki/Thomas_Mann" office:target-frame-name="_top" xlink:show="replace"><text:span text:style-name="Hyperlink">https://cs.wikipedia.org/wiki/Thomas_Mann</text:span></text:a></text:p>
      <text:p text:style-name="P197"><text:span text:style-name="T198">ANTONÍN SOVA 19. – 20. st. n. l., básně</text:span></text:p>
      <text:p text:style-name="P199"><text:a xlink:href="https://cs.wikipedia.org/wiki/Anton%C3%ADn_Sova" office:target-frame-name="_top" xlink:show="replace"><text:span text:style-name="Hyperlink">https://cs.wikipedia.org/wiki/Anton%C3%ADn_Sova</text:span></text:a></text:p>
      <text:p text:style-name="P200"><text:span text:style-name="T201">PETR BEZRUČ 19. – 20. st. n. l., básně</text:span></text:p>
      <text:p text:style-name="P202"><text:a xlink:href="https://cs.wikipedia.org/wiki/Petr_Bezru%C4%8D" office:target-frame-name="_top" xlink:show="replace"><text:span text:style-name="Hyperlink">https://cs.wikipedia.org/wiki/Petr_Bezru%C4%8D</text:span></text:a></text:p>
      <text:p text:style-name="P203"><text:span text:style-name="T204">OTOKAR BŘEZINA 19. – 20. st. n. l., básně</text:span></text:p>
      <text:p text:style-name="P205"><text:a xlink:href="https://cs.wikipedia.org/wiki/Otokar_B%C5%99ezina" office:target-frame-name="_top" xlink:show="replace"><text:span text:style-name="Hyperlink">https://cs.wikipedia.org/wiki/Otokar_B%C5%99ezina</text:span></text:a></text:p>
      <text:p text:style-name="P206"><text:span text:style-name="T207">STANISLAV KOSTKA NEUMANN 19. – 20. st. n. l., básně</text:span></text:p>
      <text:p text:style-name="P208"><text:a xlink:href="https://cs.wikipedia.org/wiki/Stanislav_Kostka_Neumann" office:target-frame-name="_top" xlink:show="replace"><text:span text:style-name="Hyperlink">https://cs.wikipedia.org/wiki/Stanislav_Kostka_Neumann</text:span></text:a></text:p>
      <text:p text:style-name="P209"><text:span text:style-name="T210">VIKTOR DYK 19. – 20. st. n. l., novela</text:span></text:p>
      <text:p text:style-name="P211"><text:a xlink:href="https://cs.wikipedia.org/wiki/Viktor_Dyk" office:target-frame-name="_top" xlink:show="replace"><text:span text:style-name="Hyperlink">https://cs.wikipedia.org/wiki/Viktor_Dyk</text:span></text:a></text:p>
      <text:p text:style-name="Normal"><text:tab/><text:tab/><text:span text:style-name="T212">FRÁŇA ŠRÁMEK</text:span><text:span text:style-name="T213"><text:s/>19. – 20. st. n. l., básně</text:span><text:span text:style-name="T214">, poetický román a drama</text:span></text:p>
      <text:p text:style-name="Normal"><text:tab/><text:tab/><text:a xlink:href="https://cs.wikipedia.org/wiki/Fr%C3%A1%C5%88a_%C5%A0r%C3%A1mek" office:target-frame-name="_top" xlink:show="replace"><text:span text:style-name="Hyperlink">https://cs.wikipedia.org/wiki/Fr%C3%A1%C5%88a_%C5%A0r%C3%A1mek</text:span></text:a></text:p>
      <text:p text:style-name="Normal"><text:tab/><text:tab/><text:span text:style-name="T215">JAROSLAV DURYCH</text:span><text:span text:style-name="T216"><text:s/>19. – 20. st. n. l.,<text:s/></text:span><text:span text:style-name="T217">katolická moderna</text:span></text:p>
      <text:p text:style-name="Normal"><text:tab/><text:tab/><text:a xlink:href="https://cs.wikipedia.org/wiki/Jaroslav_Ha%C5%A1ek" office:target-frame-name="_top" xlink:show="replace"><text:span text:style-name="Hyperlink">https://cs.wikipedia.org/wiki/Jaroslav_Ha%C5%A1ek</text:span></text:a></text:p>
      <text:p text:style-name="Normal"><text:tab/><text:tab/></text:p>
      <text:p text:style-name="Normal"><text:tab/><text:tab/></text:p>
      <text:p text:style-name="Normal"/>
      <text:p text:style-name="Normal"><text:tab/><text:tab/></text:p>
      <text:p text:style-name="P218">Modernismus a avantgarda (expresionismus, dadaismus, futurismus, poetismus, surrealismus)<text:s/>20. st. n. l.</text:p>
      <text:p text:style-name="Normal"><text:a xlink:href="https://cs.wikipedia.org/wiki/Avantgarda" office:target-frame-name="_top" xlink:show="replace"><text:span text:style-name="Hyperlink">https://cs.wikipedia.org/wiki/Avantgarda</text:span></text:a></text:p>
      <text:p text:style-name="Normal"><text:a xlink:href="https://cs.wikipedia.org/wiki/Expresionismus" office:target-frame-name="_top" xlink:show="replace"><text:span text:style-name="Hyperlink">https://cs.wikipedia.org/wiki/Expresionismus</text:span></text:a></text:p>
      <text:p text:style-name="Normal"><text:a xlink:href="https://cs.wikipedia.org/wiki/Futurismus" office:target-frame-name="_top" xlink:show="replace"><text:span text:style-name="Hyperlink">https://cs.wikipedia.org/wiki/Futurismus</text:span></text:a></text:p>
      <text:p text:style-name="Normal"><text:a xlink:href="https://cs.wikipedia.org/wiki/Poetismus" office:target-frame-name="_top" xlink:show="replace"><text:span text:style-name="Hyperlink">https://cs.wikipedia.org/wiki/Poetismus</text:span></text:a></text:p>
      <text:p text:style-name="Normal"><text:a xlink:href="https://cs.wikipedia.org/wiki/Surrealismus" office:target-frame-name="_top" xlink:show="replace"><text:span text:style-name="Hyperlink">https://cs.wikipedia.org/wiki/Surrealismus</text:span></text:a></text:p>
      <text:p text:style-name="Normal"/>
      <text:p text:style-name="P219">GUILLAUME APOLLINAIRE<text:s/>19. – 20. st. n. l., Francie,<text:s/>experimentální poezie</text:p>
      <text:p text:style-name="P220"><text:a xlink:href="https://cs.wikipedia.org/wiki/Guillaume_Apollinaire" office:target-frame-name="_top" xlink:show="replace"><text:span text:style-name="Hyperlink">https://cs.wikipedia.org/wiki/Guillaume_Apollinaire</text:span></text:a></text:p>
      <text:p text:style-name="P221">JAMES JOYCE<text:s/>19. – 20. st. n. l., Irsko, experimentální román</text:p>
      <text:p text:style-name="P222"><text:a xlink:href="https://cs.wikipedia.org/wiki/James_Joyce" office:target-frame-name="_top" xlink:show="replace"><text:span text:style-name="Hyperlink">https://cs.wikipedia.org/wiki/James_Joyce</text:span></text:a></text:p>
      <text:p text:style-name="Normal"><text:tab/><text:tab/>FRANZ KAFKA 19. – 20. st. n. l., Rakousko-Uhersko, expresionistický román a novela</text:p>
      <text:p text:style-name="Normal"><text:tab/><text:tab/><text:a xlink:href="https://cs.wikipedia.org/wiki/Franz_Kafka" office:target-frame-name="_top" xlink:show="replace"><text:span text:style-name="Hyperlink">https://cs.wikipedia.org/wiki/Franz_Kafka</text:span></text:a></text:p>
      <text:p text:style-name="Normal"><text:tab/><text:tab/><text:span text:style-name="T223">VLADISLAV VANČURA 19. – 20. st. n. l., román, novela</text:span></text:p>
      <text:p text:style-name="Normal"><text:tab/><text:tab/><text:a xlink:href="https://cs.wikipedia.org/wiki/Vladislav_Van%C4%8Dura" office:target-frame-name="_top" xlink:show="replace"><text:span text:style-name="Hyperlink">https://cs.wikipedia.org/wiki/Vladislav_Van%C4%8Dura</text:span></text:a></text:p>
      <text:p text:style-name="Normal"><text:tab/><text:tab/><text:span text:style-name="T224">JIŘÍ WOLKER</text:span><text:span text:style-name="T225"><text:s/>20. st. n. l.,<text:s/></text:span><text:span text:style-name="T226">pásmo</text:span></text:p>
      <text:p text:style-name="Normal"><text:tab/><text:tab/><text:a xlink:href="https://cs.wikipedia.org/wiki/Ji%C5%99%C3%AD_Wolker" office:target-frame-name="_top" xlink:show="replace"><text:span text:style-name="Hyperlink">https://cs.wikipedia.org/wiki/Ji%C5%99%C3%AD_Wolker</text:span></text:a></text:p>
      <text:p text:style-name="Normal"><text:tab/><text:tab/><text:span text:style-name="T227">VÍTĚZSLAV NEZVAL 20. st. n. l.,<text:s/></text:span><text:span text:style-name="T228">čelný představitel poetismu, surrealismu</text:span></text:p>
      <text:p text:style-name="Normal"><text:tab/><text:tab/><text:a xlink:href="https://cs.wikipedia.org/wiki/V%C3%ADt%C4%9Bzslav_Nezval" office:target-frame-name="_top" xlink:show="replace"><text:span text:style-name="Hyperlink">https://cs.wikipedia.org/wiki/V%C3%ADt%C4%9Bzslav_Nezval</text:span></text:a></text:p>
      <text:p text:style-name="Normal"><text:s/><text:tab/><text:tab/><text:span text:style-name="T229">JAROSLAV SEIFERT 20. st. n. l., poezie, jediný český držitel Nobelovy ceny za literaturu</text:span></text:p>
      <text:p text:style-name="Normal"><text:tab/><text:tab/><text:a xlink:href="https://cs.wikipedia.org/wiki/Jaroslav_Seifert" office:target-frame-name="_top" xlink:show="replace"><text:span text:style-name="Hyperlink">https://cs.wikipedia.org/wiki/Jaroslav_Seifert</text:span></text:a></text:p>
      <text:p text:style-name="Normal"><text:tab/><text:tab/><text:span text:style-name="T230">FRANTIŠEK HALAS</text:span><text:span text:style-name="T231"><text:s/>20. st. n. l., po</text:span><text:span text:style-name="T232">e</text:span><text:span text:style-name="T233">zie</text:span></text:p>
      <text:p text:style-name="Normal"><text:tab/><text:tab/><text:a xlink:href="https://cs.wikipedia.org/wiki/Franti%C5%A1ek_Halas" office:target-frame-name="_top" xlink:show="replace"><text:span text:style-name="Hyperlink">https://cs.wikipedia.org/wiki/Franti%C5%A1ek_Halas</text:span></text:a></text:p>
      <text:p text:style-name="Normal"><text:tab/><text:tab/><text:span text:style-name="T234">JAN WERICH – JIŘÍ VOSKOVEC 20. st. n. l.</text:span><text:span text:style-name="T235">, experimentální divadlo, film</text:span></text:p>
      <text:p text:style-name="Normal"><text:tab/><text:tab/><text:a xlink:href="https://cs.wikipedia.org/wiki/Jan_Werich" office:target-frame-name="_top" xlink:show="replace"><text:span text:style-name="Hyperlink">https://cs.wikipedia.org/wiki/Jan_Werich</text:span></text:a></text:p>
      <text:p text:style-name="Normal"><text:tab/><text:tab/><text:a xlink:href="https://cs.wikipedia.org/wiki/Ji%C5%99%C3%AD_Voskovec" office:target-frame-name="_top" xlink:show="replace"><text:span text:style-name="Hyperlink">https://cs.wikipedia.org/wiki/Ji%C5%99%C3%AD_Voskovec</text:span></text:a></text:p>
      <text:p text:style-name="Normal"><text:tab/><text:tab/><text:span text:style-name="T236">FRANTIŠEK HRUBÍN 20. st. n. l., poezie</text:span></text:p>
      <text:p text:style-name="Normal"><text:tab/><text:tab/><text:a xlink:href="https://cs.wikipedia.org/wiki/Franti%C5%A1ek_Hrub%C3%ADn" office:target-frame-name="_top" xlink:show="replace"><text:span text:style-name="Hyperlink">https://cs.wikipedia.org/wiki/Franti%C5%A1ek_Hrub%C3%ADn</text:span></text:a></text:p>
      <text:p text:style-name="Normal"><text:tab/><text:tab/><text:span text:style-name="T237">JIŘÍ KOLÁŘ 20. st. n. l., experimentální poezie</text:span></text:p>
      <text:p text:style-name="P238"><text:a xlink:href="https://cs.wikipedia.org/wiki/Ji%C5%99%C3%AD_Kol%C3%A1%C5%99" office:target-frame-name="_top" xlink:show="replace"><text:span text:style-name="Hyperlink">https://cs.wikipedia.org/wiki/Ji%C5%99%C3%AD_Kol%C3%A1%C5%99</text:span></text:a></text:p>
      <text:p text:style-name="Normal"/>
      <text:p text:style-name="P239">Existencialismus<text:s/>20. st. n. l.</text:p>
      <text:p text:style-name="Normal"><text:a xlink:href="https://cs.wikipedia.org/wiki/Existencialismus" office:target-frame-name="_top" xlink:show="replace"><text:span text:style-name="Hyperlink">https://cs.wikipedia.org/wiki/Existencialismus</text:span></text:a></text:p>
      <text:p text:style-name="Normal"/>
      <text:p text:style-name="Normal"><text:tab/><text:tab/><text:span text:style-name="T240">VLADIMÍR HOLAN 20. st. n. l., poezie</text:span></text:p>
      <text:p text:style-name="Normal"><text:tab/><text:tab/><text:a xlink:href="https://cs.wikipedia.org/wiki/Vladim%C3%ADr_Holan" office:target-frame-name="_top" xlink:show="replace"><text:span text:style-name="Hyperlink">https://cs.wikipedia.org/wiki/Vladim%C3%ADr_Holan</text:span></text:a></text:p>
      <text:p text:style-name="P241">ALBERT CAMUS 20. st. n. l., Francie, existenciální román, novela</text:p>
      <text:p text:style-name="Normal"><text:tab/><text:tab/><text:a xlink:href="https://cs.wikipedia.org/wiki/Albert_Camus" office:target-frame-name="_top" xlink:show="replace"><text:span text:style-name="Hyperlink">https://cs.wikipedia.org/wiki/Albert_Camus</text:span></text:a></text:p>
      <text:p text:style-name="Normal"/>
      <text:p text:style-name="Normal"/>
      <text:p text:style-name="P242">Socialistický realismus<text:s/>20. st. n. l.</text:p>
      <text:p text:style-name="Normal"><text:a xlink:href="https://cs.wikipedia.org/wiki/Socialistick%C3%BD_realismus_(literatura)" office:target-frame-name="_top" xlink:show="replace"><text:span text:style-name="Hyperlink">https://cs.wikipedia.org/wiki/Socialistick%C3%BD_realismus_(literatura)</text:span></text:a></text:p>
      <text:p text:style-name="P243"/>
      <text:p text:style-name="P244">Magický realismus<text:s/>20. st. n. l.</text:p>
      <text:p text:style-name="Normal"><text:a xlink:href="https://cs.wikipedia.org/wiki/Magick%C3%BD_realismus" office:target-frame-name="_top" xlink:show="replace"><text:span text:style-name="Hyperlink">https://cs.wikipedia.org/wiki/Magick%C3%BD_realismus</text:span></text:a></text:p>
      <text:p text:style-name="Normal"/>
      <text:p text:style-name="Normal"><text:tab/><text:tab/>MICHAIL BULGAKOV 19. – 20. st. n. l., Rusko, fantastický román, povídka</text:p>
      <text:p text:style-name="Normal"><text:tab/><text:tab/><text:a xlink:href="https://cs.wikipedia.org/wiki/Michail_Bulgakov" office:target-frame-name="_top" xlink:show="replace"><text:span text:style-name="Hyperlink">https://cs.wikipedia.org/wiki/Michail_Bulgakov</text:span></text:a></text:p>
      <text:p text:style-name="Normal"><text:tab/><text:tab/>GABRIEL GARCÍA MÁRQUEZ<text:s/>20. – 21. st. n. l., Kolumbie, fantastický román, povídka</text:p>
      <text:p text:style-name="P245"><text:a xlink:href="https://cs.wikipedia.org/wiki/Gabriel_Garc%C3%ADa_M%C3%A1rquez" office:target-frame-name="_top" xlink:show="replace"><text:span text:style-name="Hyperlink">https://cs.wikipedia.org/wiki/Gabriel_Garc%C3%ADa_M%C3%A1rquez</text:span></text:a></text:p>
      <text:p text:style-name="Normal"><text:tab/><text:tab/></text:p>
      <text:p text:style-name="P246">Absurdní drama<text:s/>20. st. n. l.</text:p>
      <text:p text:style-name="Normal"><text:a xlink:href="https://cs.wikipedia.org/wiki/Absurdn%C3%AD_drama" office:target-frame-name="_top" xlink:show="replace"><text:span text:style-name="Hyperlink">https://cs.wikipedia.org/wiki/Absurdn%C3%AD_drama</text:span></text:a></text:p>
      <text:p text:style-name="Normal"/>
      <text:p text:style-name="Normal"><text:tab/><text:tab/>SAMUEL BECKETT<text:s/>20. st. n. l., Irsko, absurdní drama</text:p>
      <text:p text:style-name="Normal"><text:tab/><text:tab/><text:a xlink:href="https://cs.wikipedia.org/wiki/Samuel_Beckett" office:target-frame-name="_top" xlink:show="replace"><text:span text:style-name="Hyperlink">https://cs.wikipedia.org/wiki/Samuel_Beckett</text:span></text:a></text:p>
      <text:p text:style-name="Normal"><text:tab/><text:tab/><text:span text:style-name="T247">VÁCLAV HAVEL 20. – 21. st. n. l., absurdní drama</text:span></text:p>
      <text:p text:style-name="Normal"><text:tab/><text:tab/><text:a xlink:href="https://cs.wikipedia.org/wiki/V%C3%A1clav_Havel" office:target-frame-name="_top" xlink:show="replace"><text:span text:style-name="Hyperlink">https://cs.wikipedia.org/wiki/V%C3%A1clav_Havel</text:span></text:a></text:p>
      <text:p text:style-name="P248">Postmodernismus<text:s/>20. st. n. l.</text:p>
      <text:p text:style-name="Normal"><text:a xlink:href="https://cs.wikipedia.org/wiki/Postmoderna" office:target-frame-name="_top" xlink:show="replace"><text:span text:style-name="Hyperlink">https://cs.wikipedia.org/wiki/Postmoderna</text:span></text:a></text:p>
      <text:p text:style-name="Normal"/>
      <text:p text:style-name="Normal"><text:tab/><text:tab/>UMBERTO ECO 20. – 21. st. n. l., Itálie, postmoderní román</text:p>
      <text:p text:style-name="Normal"><text:tab/><text:tab/><text:a xlink:href="https://cs.wikipedia.org/wiki/Umberto_Eco" office:target-frame-name="_top" xlink:show="replace"><text:span text:style-name="Hyperlink">https://cs.wikipedia.org/wiki/Umberto_Eco</text:span></text:a></text:p>
      <text:p text:style-name="P249"/>
      <text:p text:style-name="P250">Mimo kategorie</text:p>
      <text:p text:style-name="Normal"/>
      <text:p text:style-name="Normal"><text:tab/><text:tab/>BORIS PASTERNAK 19. – 20. st. n. l., Rusko, poezie, román</text:p>
      <text:p text:style-name="Normal"><text:tab/><text:tab/><text:a xlink:href="https://cs.wikipedia.org/wiki/Boris_Leonidovi%C4%8D_Pasternak" office:target-frame-name="_top" xlink:show="replace"><text:span text:style-name="Hyperlink">https://cs.wikipedia.org/wiki/Boris_Leonidovi%C4%8D_Pasternak</text:span></text:a></text:p>
      <text:p text:style-name="Normal"><text:tab/><text:tab/>ERICH MARIA REMARQUE 19. – 20. st. n. l., Německo, román</text:p>
      <text:p text:style-name="Normal"><text:tab/><text:tab/><text:a xlink:href="https://cs.wikipedia.org/wiki/Erich_Maria_Remarque" office:target-frame-name="_top" xlink:show="replace"><text:span text:style-name="Hyperlink">https://cs.wikipedia.org/wiki/Erich_Maria_Remarque</text:span></text:a></text:p>
      <text:p text:style-name="Normal"><text:tab/><text:tab/>ERNEST HEMINGWAY 19. – 20. st. n. l., USA, novela, román</text:p>
      <text:p text:style-name="Normal"><text:tab/><text:tab/><text:a xlink:href="https://cs.wikipedia.org/wiki/Ernest_Hemingway" office:target-frame-name="_top" xlink:show="replace"><text:span text:style-name="Hyperlink">https://cs.wikipedia.org/wiki/Ernest_Hemingway</text:span></text:a></text:p>
      <text:p text:style-name="Normal"><text:tab/><text:tab/>JOHN STEINBECK 20. st. n. l., USA, román</text:p>
      <text:p text:style-name="Normal"><text:tab/><text:tab/><text:a xlink:href="https://cs.wikipedia.org/wiki/John_Steinbeck" office:target-frame-name="_top" xlink:show="replace"><text:span text:style-name="Hyperlink">https://cs.wikipedia.org/wiki/John_Steinbeck</text:span></text:a></text:p>
      <text:p text:style-name="Normal"><text:tab/><text:tab/>GEORGE ORWELL 20. st. n. l., Anglie, žánrový román, novela</text:p>
      <text:p text:style-name="Normal"><text:tab/><text:tab/><text:a xlink:href="https://cs.wikipedia.org/wiki/George_Orwell" office:target-frame-name="_top" xlink:show="replace"><text:span text:style-name="Hyperlink">https://cs.wikipedia.org/wiki/George_Orwell</text:span></text:a></text:p>
      <text:p text:style-name="Normal"><text:tab/><text:tab/>TENNESSEE WILLIAMS 20. st. n. l., USA, psychologické drama</text:p>
      <text:p text:style-name="Normal"><text:tab/><text:tab/><text:a xlink:href="https://cs.wikipedia.org/wiki/Tennessee_Williams" office:target-frame-name="_top" xlink:show="replace"><text:span text:style-name="Hyperlink">https://cs.wikipedia.org/wiki/Tennessee_Williams</text:span></text:a></text:p>
      <text:p text:style-name="Normal"><text:tab/><text:tab/>ALEXANDR SOLŽENICYN 20. – 21. st. n. l. Rusko, román</text:p>
      <text:p text:style-name="Normal"><text:tab/><text:tab/><text:a xlink:href="https://cs.wikipedia.org/wiki/Alexandr_Sol%C5%BEenicyn" office:target-frame-name="_top" xlink:show="replace"><text:span text:style-name="Hyperlink">https://cs.wikipedia.org/wiki/Alexandr_Sol%C5%BEenicyn</text:span></text:a></text:p>
      <text:p text:style-name="Normal"><text:tab/><text:tab/>FRIEDRICH DÜRRENMATT<text:s/><text:s/>20. st. n. l., Švýcarsko, epické drama</text:p>
      <text:p text:style-name="Normal"><text:tab/><text:tab/><text:a xlink:href="https://cs.wikipedia.org/wiki/Friedrich_D%C3%BCrrenmatt" office:target-frame-name="_top" xlink:show="replace"><text:span text:style-name="Hyperlink">https://cs.wikipedia.org/wiki/Friedrich_D%C3%BCrrenmatt</text:span></text:a></text:p>
      <text:p text:style-name="Normal"><text:tab/><text:tab/>WILLIAM STYRON<text:s/>20. st. n. l., USA, román</text:p>
      <text:p text:style-name="Normal"><text:tab/><text:tab/><text:a xlink:href="https://cs.wikipedia.org/wiki/William_Styron" office:target-frame-name="_top" xlink:show="replace"><text:span text:style-name="Hyperlink">https://cs.wikipedia.org/wiki/William_Styron</text:span></text:a></text:p>
      <text:p text:style-name="P251">JACK KEROUAC 20. st. n. l., USA, povídka, román, haiku</text:p>
      <text:p text:style-name="Normal"><text:tab/><text:tab/><text:a xlink:href="https://cs.wikipedia.org/wiki/Jack_Kerouac" office:target-frame-name="_top" xlink:show="replace"><text:span text:style-name="Hyperlink">https://cs.wikipedia.org/wiki/Jack_Kerouac</text:span></text:a></text:p>
      <text:p text:style-name="P252"><text:span text:style-name="T253">IVAN OLBRACHT 19. – 20. st. n. l., povídka a románová balada</text:span></text:p>
      <text:p text:style-name="Normal"><text:tab/><text:tab/><text:a xlink:href="https://cs.wikipedia.org/wiki/Ivan_Olbracht" office:target-frame-name="_top" xlink:show="replace"><text:span text:style-name="Hyperlink">https://cs.wikipedia.org/wiki/Ivan_Olbracht</text:span></text:a></text:p>
      <text:p text:style-name="Normal"><text:tab/><text:tab/><text:span text:style-name="T254">JAROSLAV HAŠEK 19. – 20. st. n. l., válečný román</text:span></text:p>
      <text:p text:style-name="Normal"><text:tab/><text:tab/><text:a xlink:href="https://cs.wikipedia.org/wiki/Jaroslav_Ha%C5%A1ek" office:target-frame-name="_top" xlink:show="replace"><text:span text:style-name="Hyperlink">https://cs.wikipedia.org/wiki/Jaroslav_Ha%C5%A1ek</text:span></text:a></text:p>
      <text:p text:style-name="Normal"><text:tab/><text:tab/><text:span text:style-name="T255">KAREL ČAPEK</text:span><text:span text:style-name="T256"><text:s/>19. – 20. st. n. l., žánrový román a drama</text:span></text:p>
      <text:p text:style-name="Normal"><text:tab/><text:tab/><text:a xlink:href="https://cs.wikipedia.org/wiki/Karel_%C4%8Capek" office:target-frame-name="_top" xlink:show="replace"><text:span text:style-name="Hyperlink">https://cs.wikipedia.org/wiki/Karel_%C4%8Capek</text:span></text:a></text:p>
      <text:p text:style-name="Normal"><text:tab/><text:tab/><text:span text:style-name="T257">JAROSLAV HAVLÍČEK 19. – 20. st. n. l., psychologický román</text:span></text:p>
      <text:p text:style-name="Normal"><text:tab/><text:tab/><text:a xlink:href="https://cs.wikipedia.org/wiki/Jaroslav_Havl%C3%AD%C4%8Dek" office:target-frame-name="_top" xlink:show="replace"><text:span text:style-name="Hyperlink">https://cs.wikipedia.org/wiki/Jaroslav_Havl%C3%AD%C4%8Dek</text:span></text:a></text:p>
      <text:p text:style-name="Normal"><text:tab/><text:tab/><text:span text:style-name="T258">BOHUMIL HRABAL</text:span><text:span text:style-name="T259"><text:s/>20. st. n. l. povídka, novela, román</text:span></text:p>
      <text:p text:style-name="Normal"><text:tab/><text:tab/><text:a xlink:href="https://cs.wikipedia.org/wiki/Bohumil_Hrabal" office:target-frame-name="_top" xlink:show="replace"><text:span text:style-name="Hyperlink">https://cs.wikipedia.org/wiki/Bohumil_Hrabal</text:span></text:a></text:p>
      <text:p text:style-name="Normal"><text:tab/><text:tab/><text:span text:style-name="T260">JIŘÍ ORTEN 20. st. n. l., poezie</text:span></text:p>
      <text:p text:style-name="Normal"><text:tab/><text:tab/><text:a xlink:href="https://cs.wikipedia.org/wiki/Ji%C5%99%C3%AD_Orten" office:target-frame-name="_top" xlink:show="replace"><text:span text:style-name="Hyperlink">https://cs.wikipedia.org/wiki/Ji%C5%99%C3%AD_Orten</text:span></text:a></text:p>
      <text:p text:style-name="Normal"><text:tab/><text:tab/><text:span text:style-name="T261">JAN SKÁCEL 20. st. n. l., poezie</text:span></text:p>
      <text:p text:style-name="Normal"><text:tab/><text:tab/><text:a xlink:href="https://cs.wikipedia.org/wiki/Jan_Sk%C3%A1cel" office:target-frame-name="_top" xlink:show="replace"><text:span text:style-name="Hyperlink">https://cs.wikipedia.org/wiki/Jan_Sk%C3%A1cel</text:span></text:a></text:p>
      <text:p text:style-name="Normal"><text:tab/><text:tab/><text:span text:style-name="T262">LADISLAV FUKS 20. st. n. l.,<text:s/></text:span><text:span text:style-name="T263">novela</text:span></text:p>
      <text:p text:style-name="Normal"><text:tab/><text:tab/><text:a xlink:href="https://cs.wikipedia.org/wiki/Ladislav_Fuks" office:target-frame-name="_top" xlink:show="replace"><text:span text:style-name="Hyperlink">https://cs.wikipedia.org/wiki/Ladislav_Fuks</text:span></text:a></text:p>
      <text:p text:style-name="Normal"><text:tab/><text:tab/><text:span text:style-name="T264">JOSEF ŠKVORECKÝ 20. – 21. st. n. l., román</text:span></text:p>
      <text:p text:style-name="Normal"><text:tab/><text:tab/><text:a xlink:href="https://cs.wikipedia.org/wiki/Josef_%C5%A0kvoreck%C3%BD" office:target-frame-name="_top" xlink:show="replace"><text:span text:style-name="Hyperlink">https://cs.wikipedia.org/wiki/Josef_%C5%A0kvoreck%C3%BD</text:span></text:a></text:p>
      <text:p text:style-name="Normal"><text:tab/><text:tab/><text:span text:style-name="T265">ARNOŠT LUSTIG 20. – 21. st. n. l.,<text:s/></text:span><text:span text:style-name="T266">povídky a novely s tematikou holocaustu</text:span></text:p>
      <text:p text:style-name="Normal"><text:tab/><text:tab/><text:a xlink:href="https://cs.wikipedia.org/wiki/Arno%C5%A1t_Lustig" office:target-frame-name="_top" xlink:show="replace"><text:span text:style-name="Hyperlink">https://cs.wikipedia.org/wiki/Arno%C5%A1t_Lustig</text:span></text:a></text:p>
      <text:p text:style-name="Normal"><text:tab/><text:tab/><text:span text:style-name="T267">LUDVÍK VACULÍK 20. – 21. st. n. l., román</text:span></text:p>
      <text:p text:style-name="Normal"><text:tab/><text:tab/><text:a xlink:href="https://cs.wikipedia.org/wiki/Ludv%C3%ADk_Vacul%C3%ADk" office:target-frame-name="_top" xlink:show="replace"><text:span text:style-name="Hyperlink">https://cs.wikipedia.org/wiki/Ludv%C3%ADk_Vacul%C3%ADk</text:span></text:a></text:p>
      <text:p text:style-name="Normal"><text:tab/><text:tab/><text:span text:style-name="T268">PAVEL KOHOUT 20. – 21. st. n. l., román</text:span></text:p>
      <text:p text:style-name="Normal"><text:tab/><text:tab/><text:a xlink:href="https://cs.wikipedia.org/wiki/Pavel_Kohout" office:target-frame-name="_top" xlink:show="replace"><text:span text:style-name="Hyperlink">https://cs.wikipedia.org/wiki/Pavel_Kohout</text:span></text:a></text:p>
      <text:p text:style-name="Normal"><text:tab/><text:tab/><text:span text:style-name="T269">MILAN KUNDERA 20. – 21. st. n. l., román</text:span></text:p>
      <text:p text:style-name="Normal"><text:tab/><text:tab/><text:a xlink:href="https://cs.wikipedia.org/wiki/Milan_Kundera" office:target-frame-name="_top" xlink:show="replace"><text:span text:style-name="Hyperlink">https://cs.wikipedia.org/wiki/Milan_Kundera</text:span></text:a></text:p>
      <text:p text:style-name="Normal"><text:tab/><text:tab/><text:span text:style-name="T270">OTA PAVEL 20. st. n. l.,<text:s/></text:span><text:span text:style-name="T271">literární reportáž</text:span></text:p>
      <text:p text:style-name="Normal"><text:tab/><text:tab/><text:a xlink:href="https://cs.wikipedia.org/wiki/Ota_Pavel" office:target-frame-name="_top" xlink:show="replace"><text:span text:style-name="Hyperlink">https://cs.wikipedia.org/wiki/Ota_Pavel</text:span></text:a></text:p>
      <text:p text:style-name="P272">ZDENĚK SVĚRÁK – LADISLAV SMOLJAK 20. st. n. l.<text:s/>– 21. st. n. l., dramatická mystifikace</text:p>
      <text:p text:style-name="Normal"><text:tab/><text:tab/><text:a xlink:href="https://cs.wikipedia.org/wiki/Divadlo_J%C3%A1ry_Cimrmana" office:target-frame-name="_top" xlink:show="replace"><text:span text:style-name="Hyperlink">https://cs.wikipedia.org/wiki/Divadlo_J%C3%A1ry_Cimrmana</text:span></text:a></text:p>
      <text:p text:style-name="Normal"><text:tab/><text:tab/><text:span text:style-name="T273">VLADIMÍR PÁRAL 20. – 21. st. n. l.</text:span><text:span text:style-name="T274">, román</text:span></text:p>
      <text:p text:style-name="Normal"><text:tab/><text:tab/><text:a xlink:href="https://cs.wikipedia.org/wiki/Vladim%C3%ADr_P%C3%A1ral" office:target-frame-name="_top" xlink:show="replace"><text:span text:style-name="Hyperlink">https://cs.wikipedia.org/wiki/Vladim%C3%ADr_P%C3%A1ral</text:span></text:a></text:p>
      <text:p text:style-name="Normal"><text:tab/><text:tab/><text:span text:style-name="T275">JOSEF TOPOL 20. – 21. st. n. l., drama</text:span></text:p>
      <text:p text:style-name="Normal"><text:tab/><text:tab/><text:a xlink:href="https://cs.wikipedia.org/wiki/Josef_Topol" office:target-frame-name="_top" xlink:show="replace"><text:span text:style-name="Hyperlink">https://cs.wikipedia.org/wiki/Josef_Topol</text:span></text:a></text:p>
      <text:p text:style-name="Normal"><text:tab/><text:tab/></text:p>
      <text:p text:style-name="P276">Hnutí a skupiny (19. a 20. stol.):</text:p>
      <text:p text:style-name="P277"/>
      <text:p text:style-name="Normal">májovci, ruchovci, lumírovci<text:s/></text:p>
      <text:p text:style-name="Normal"><text:a xlink:href="https://cs.wikipedia.org/wiki/M%C3%A1jovci" office:target-frame-name="_top" xlink:show="replace"><text:span text:style-name="Hyperlink">https://cs.wikipedia.org/wiki/M%C3%A1jovci</text:span></text:a></text:p>
      <text:p text:style-name="Normal"><text:a xlink:href="https://cs.wikipedia.org/wiki/Ruchovci" office:target-frame-name="_top" xlink:show="replace"><text:span text:style-name="Hyperlink">https://cs.wikipedia.org/wiki/Ruchovci</text:span></text:a></text:p>
      <text:p text:style-name="Normal"><text:a xlink:href="https://cs.wikipedia.org/wiki/Lum%C3%ADrovci" office:target-frame-name="_top" xlink:show="replace"><text:span text:style-name="Hyperlink">https://cs.wikipedia.org/wiki/Lum%C3%ADrovci</text:span></text:a></text:p>
      <text:p text:style-name="Normal"/>
      <text:p text:style-name="Normal">Česká moderna<text:s/></text:p>
      <text:p text:style-name="Normal"><text:a xlink:href="https://cs.wikipedia.org/wiki/%C4%8Cesk%C3%A1_moderna" office:target-frame-name="_top" xlink:show="replace"><text:span text:style-name="Hyperlink">https://cs.wikipedia.org/wiki/%C4%8Cesk%C3%A1_moderna</text:span></text:a></text:p>
      <text:p text:style-name="Normal"/>
      <text:p text:style-name="Normal">generace buřičů<text:s/></text:p>
      <text:p text:style-name="Normal"><text:a xlink:href="https://cs.wikipedia.org/wiki/Anarchisti%C4%8Dt%C3%AD_bu%C5%99i%C4%8Di" office:target-frame-name="_top" xlink:show="replace"><text:span text:style-name="Hyperlink">https://cs.wikipedia.org/wiki/Anarchisti%C4%8Dt%C3%AD_bu%C5%99i%C4%8Di</text:span></text:a></text:p>
      <text:p text:style-name="Normal"/>
      <text:p text:style-name="Normal">Devětsil<text:s/></text:p>
      <text:p text:style-name="Normal"><text:a xlink:href="https://cs.wikipedia.org/wiki/Svaz_modern%C3%AD_kultury_Dev%C4%9Btsil" office:target-frame-name="_top" xlink:show="replace"><text:span text:style-name="Hyperlink">https://cs.wikipedia.org/wiki/Svaz_modern%C3%AD_kultury_Dev%C4%9Btsil</text:span></text:a></text:p>
      <text:p text:style-name="Normal"/>
      <text:p text:style-name="Normal">Skupina 42<text:s/></text:p>
      <text:p text:style-name="Normal"><text:a xlink:href="https://cs.wikipedia.org/wiki/Skupina_42" office:target-frame-name="_top" xlink:show="replace"><text:span text:style-name="Hyperlink">https://cs.wikipedia.org/wiki/Skupina_42</text:span></text:a></text:p>
      <text:p text:style-name="Normal"/>
      <text:p text:style-name="Normal">prokletí básníci<text:s/></text:p>
      <text:p text:style-name="Normal"><text:a xlink:href="https://cs.wikipedia.org/wiki/Proklet%C3%AD_b%C3%A1sn%C3%ADci" office:target-frame-name="_top" xlink:show="replace"><text:span text:style-name="Hyperlink">https://cs.wikipedia.org/wiki/Proklet%C3%AD_b%C3%A1sn%C3%ADci</text:span></text:a></text:p>
      <text:p text:style-name="Normal"/>
      <text:p text:style-name="Normal">lost generation (ztracená generace)</text:p>
      <text:p text:style-name="Normal"><text:a xlink:href="https://cs.wikipedia.org/wiki/Ztracen%C3%A1_generace" office:target-frame-name="_top" xlink:show="replace"><text:span text:style-name="Hyperlink">https://cs.wikipedia.org/wiki/Ztracen%C3%A1_generace</text:span></text:a></text:p>
      <text:p text:style-name="Normal"><text:s/></text:p>
      <text:p text:style-name="Normal">beat generation (beatnici)</text:p>
      <text:p text:style-name="Normal"><text:a xlink:href="https://cs.wikipedia.org/wiki/Beat_generation" office:target-frame-name="_top" xlink:show="replace"><text:span text:style-name="Hyperlink">https://cs.wikipedia.org/wiki/Beat_generation</text:span></text:a></text:p>
      <text:p text:style-name="Normal"/>
      <text:p text:style-name="Normal"><text:tab/><text:tab/></text:p>
      <text:p text:style-name="Normal"><text:span text:style-name="T278">Literární žánry</text:span><text:span text:style-name="T279"><text:line-break/></text:span><text:line-break/>anekdota<text:s/><text:a xlink:href="https://cs.wikipedia.org/wiki/Vtip" office:target-frame-name="_top" xlink:show="replace"><text:span text:style-name="Hyperlink">https://cs.wikipedia.org/wiki/Vtip</text:span></text:a></text:p>
      <text:p text:style-name="Normal">bajka<text:s/><text:a xlink:href="https://cs.wikipedia.org/wiki/Bajka" office:target-frame-name="_top" xlink:show="replace"><text:span text:style-name="Hyperlink">https://cs.wikipedia.org/wiki/Bajka</text:span></text:a><text:s/></text:p>
      <text:p text:style-name="Normal">balada<text:s/><text:a xlink:href="https://cs.wikipedia.org/wiki/Balada" office:target-frame-name="_top" xlink:show="replace"><text:span text:style-name="Hyperlink">https://cs.wikipedia.org/wiki/Balada</text:span></text:a></text:p>
      <text:p text:style-name="Normal">cestopis<text:s/><text:a xlink:href="https://cs.wikipedia.org/wiki/Cestopis" office:target-frame-name="_top" xlink:show="replace"><text:span text:style-name="Hyperlink">https://cs.wikipedia.org/wiki/Cestopis</text:span></text:a></text:p>
      <text:p text:style-name="Normal">elegie<text:s/><text:a xlink:href="https://cs.wikipedia.org/wiki/Elegie" office:target-frame-name="_top" xlink:show="replace"><text:span text:style-name="Hyperlink">https://cs.wikipedia.org/wiki/Elegie</text:span></text:a></text:p>
      <text:p text:style-name="Normal">epigram<text:s/><text:a xlink:href="https://cs.wikipedia.org/wiki/Epigram" office:target-frame-name="_top" xlink:show="replace"><text:span text:style-name="Hyperlink">https://cs.wikipedia.org/wiki/Epigram</text:span></text:a></text:p>
      <text:p text:style-name="Normal">epos<text:s/><text:a xlink:href="https://cs.wikipedia.org/wiki/Epos" office:target-frame-name="_top" xlink:show="replace"><text:span text:style-name="Hyperlink">https://cs.wikipedia.org/wiki/Epos</text:span></text:a></text:p>
      <text:p text:style-name="Normal">fantasy<text:s/><text:a xlink:href="https://cs.wikipedia.org/wiki/Fantasy" office:target-frame-name="_top" xlink:show="replace"><text:span text:style-name="Hyperlink">https://cs.wikipedia.org/wiki/Fantasy</text:span></text:a></text:p>
      <text:p text:style-name="Normal">kaligram<text:s/><text:a xlink:href="https://cs.wikipedia.org/wiki/Kaligram" office:target-frame-name="_top" xlink:show="replace"><text:span text:style-name="Hyperlink">https://cs.wikipedia.org/wiki/Kaligram</text:span></text:a></text:p>
      <text:p text:style-name="Normal">komedie<text:s/><text:a xlink:href="https://cs.wikipedia.org/wiki/Komedie" office:target-frame-name="_top" xlink:show="replace"><text:span text:style-name="Hyperlink">https://cs.wikipedia.org/wiki/Komedie</text:span></text:a></text:p>
      <text:p text:style-name="Normal">kronika<text:s/><text:a xlink:href="https://cs.wikipedia.org/wiki/Kronika" office:target-frame-name="_top" xlink:show="replace"><text:span text:style-name="Hyperlink">https://cs.wikipedia.org/wiki/Kronika</text:span></text:a></text:p>
      <text:p text:style-name="Normal">legenda<text:s/><text:a xlink:href="https://cs.wikipedia.org/wiki/Legenda" office:target-frame-name="_top" xlink:show="replace"><text:span text:style-name="Hyperlink">https://cs.wikipedia.org/wiki/Legenda</text:span></text:a></text:p>
      <text:p text:style-name="Normal">mýtus<text:s/><text:a xlink:href="https://cs.wikipedia.org/wiki/M%C3%BDtus" office:target-frame-name="_top" xlink:show="replace"><text:span text:style-name="Hyperlink">https://cs.wikipedia.org/wiki/M%C3%BDtus</text:span></text:a></text:p>
      <text:p text:style-name="Normal">novela<text:s/><text:a xlink:href="https://cs.wikipedia.org/wiki/Novela_(literatura)" office:target-frame-name="_top" xlink:show="replace"><text:span text:style-name="Hyperlink">https://cs.wikipedia.org/wiki/Novela_(literatura)</text:span></text:a></text:p>
      <text:p text:style-name="Normal">óda<text:s/><text:a xlink:href="https://cs.wikipedia.org/wiki/%C3%93da" office:target-frame-name="_top" xlink:show="replace"><text:span text:style-name="Hyperlink">https://cs.wikipedia.org/wiki/%C3%93da</text:span></text:a></text:p>
      <text:p text:style-name="Normal">pásmo<text:s/><text:a xlink:href="https://cs.wikipedia.org/wiki/P%C3%A1smo" office:target-frame-name="_top" xlink:show="replace"><text:span text:style-name="Hyperlink">https://cs.wikipedia.org/wiki/P%C3%A1smo</text:span></text:a></text:p>
      <text:p text:style-name="Normal">píseň<text:s/><text:a xlink:href="https://cs.wikipedia.org/wiki/P%C3%ADse%C5%88" office:target-frame-name="_top" xlink:show="replace"><text:span text:style-name="Hyperlink">https://cs.wikipedia.org/wiki/P%C3%ADse%C5%88</text:span></text:a></text:p>
      <text:p text:style-name="Normal">poema<text:s/><text:a xlink:href="https://cs.wikipedia.org/wiki/Poema" office:target-frame-name="_top" xlink:show="replace"><text:span text:style-name="Hyperlink">https://cs.wikipedia.org/wiki/Poema</text:span></text:a></text:p>
      <text:p text:style-name="Normal">pohádka<text:s/><text:a xlink:href="https://cs.wikipedia.org/wiki/Poh%C3%A1dka" office:target-frame-name="_top" xlink:show="replace"><text:span text:style-name="Hyperlink">https://cs.wikipedia.org/wiki/Poh%C3%A1dka</text:span></text:a></text:p>
      <text:p text:style-name="Normal">pověst<text:s/><text:a xlink:href="https://cs.wikipedia.org/wiki/Pov%C4%9Bst" office:target-frame-name="_top" xlink:show="replace"><text:span text:style-name="Hyperlink">https://cs.wikipedia.org/wiki/Pov%C4%9Bst</text:span></text:a></text:p>
      <text:p text:style-name="Normal">povídka<text:s/><text:a xlink:href="https://cs.wikipedia.org/wiki/Pov%C3%ADdka" office:target-frame-name="_top" xlink:show="replace"><text:span text:style-name="Hyperlink">https://cs.wikipedia.org/wiki/Pov%C3%ADdka</text:span></text:a></text:p>
      <text:p text:style-name="Normal">román<text:s/><text:a xlink:href="https://cs.wikipedia.org/wiki/Rom%C3%A1n" office:target-frame-name="_top" xlink:show="replace"><text:span text:style-name="Hyperlink">https://cs.wikipedia.org/wiki/Rom%C3%A1n</text:span></text:a></text:p>
      <text:p text:style-name="Normal">sci-fi<text:s/><text:a xlink:href="https://cs.wikipedia.org/wiki/Science_fiction" office:target-frame-name="_top" xlink:show="replace"><text:span text:style-name="Hyperlink">https://cs.wikipedia.org/wiki/Science_fiction</text:span></text:a></text:p>
      <text:p text:style-name="Normal">sonet<text:s/><text:a xlink:href="https://cs.wikipedia.org/wiki/Sonet" office:target-frame-name="_top" xlink:show="replace"><text:span text:style-name="Hyperlink">https://cs.wikipedia.org/wiki/Sonet</text:span></text:a></text:p>
      <text:p text:style-name="Normal">romance<text:s/><text:a xlink:href="https://cs.wikipedia.org/wiki/Romance" office:target-frame-name="_top" xlink:show="replace"><text:span text:style-name="Hyperlink">https://cs.wikipedia.org/wiki/Romance</text:span></text:a></text:p>
      <text:p text:style-name="Normal">tragédie<text:s/><text:a xlink:href="https://cs.wikipedia.org/wiki/Trag%C3%A9die" office:target-frame-name="_top" xlink:show="replace"><text:span text:style-name="Hyperlink">https://cs.wikipedia.org/wiki/Trag%C3%A9die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áš Čada</meta:initial-creator>
    <dc:creator>Václav Taitl (student C4b)</dc:creator>
    <meta:creation-date>2023-05-20T09:58:00Z</meta:creation-date>
    <dc:date>2023-05-20T09:58:00Z</dc:date>
    <meta:template xlink:href="Normal.dotm" xlink:type="simple"/>
    <meta:editing-cycles>366</meta:editing-cycles>
    <meta:editing-duration>PT0S</meta:editing-duration>
    <meta:document-statistic meta:page-count="1" meta:paragraph-count="58" meta:word-count="4339" meta:character-count="29015" meta:row-count="206" meta:non-whitespace-character-count="24734"/>
  </office:meta>
</office:document-meta>
</file>